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9.77pt" svg:height="254.92pt" svg:x="132.12pt" svg:y="9.61pt">
            <loext:p draw:notify-on-update-of-ranges="Sheet1.A1:Sheet1.A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217461" calcext:value-type="float">
            <text:p>1217461</text:p>
          </table:table-cell>
        </table:table-row>
        <table:table-row table:style-name="ro1">
          <table:table-cell office:value-type="float" office:value="1513992" calcext:value-type="float">
            <text:p>1513992</text:p>
          </table:table-cell>
        </table:table-row>
        <table:table-row table:style-name="ro1">
          <table:table-cell office:value-type="float" office:value="1431966" calcext:value-type="float">
            <text:p>1431966</text:p>
          </table:table-cell>
        </table:table-row>
        <table:table-row table:style-name="ro1">
          <table:table-cell office:value-type="float" office:value="1411065" calcext:value-type="float">
            <text:p>1411065</text:p>
          </table:table-cell>
        </table:table-row>
        <table:table-row table:style-name="ro1">
          <table:table-cell office:value-type="float" office:value="1431124" calcext:value-type="float">
            <text:p>1431124</text:p>
          </table:table-cell>
        </table:table-row>
        <table:table-row table:style-name="ro1">
          <table:table-cell office:value-type="float" office:value="1377597" calcext:value-type="float">
            <text:p>1377597</text:p>
          </table:table-cell>
        </table:table-row>
        <table:table-row table:style-name="ro1">
          <table:table-cell office:value-type="float" office:value="1403807" calcext:value-type="float">
            <text:p>1403807</text:p>
          </table:table-cell>
        </table:table-row>
        <table:table-row table:style-name="ro1">
          <table:table-cell office:value-type="float" office:value="1373257" calcext:value-type="float">
            <text:p>1373257</text:p>
          </table:table-cell>
        </table:table-row>
        <table:table-row table:style-name="ro1">
          <table:table-cell office:value-type="float" office:value="1384702" calcext:value-type="float">
            <text:p>1384702</text:p>
          </table:table-cell>
        </table:table-row>
        <table:table-row table:style-name="ro1">
          <table:table-cell office:value-type="float" office:value="1458165" calcext:value-type="float">
            <text:p>1458165</text:p>
          </table:table-cell>
        </table:table-row>
        <table:table-row table:style-name="ro1">
          <table:table-cell office:value-type="float" office:value="1357254" calcext:value-type="float">
            <text:p>1357254</text:p>
          </table:table-cell>
        </table:table-row>
        <table:table-row table:style-name="ro1">
          <table:table-cell office:value-type="float" office:value="1385676" calcext:value-type="float">
            <text:p>1385676</text:p>
          </table:table-cell>
        </table:table-row>
        <table:table-row table:style-name="ro1">
          <table:table-cell office:value-type="float" office:value="1374940" calcext:value-type="float">
            <text:p>1374940</text:p>
          </table:table-cell>
        </table:table-row>
        <table:table-row table:style-name="ro1">
          <table:table-cell office:value-type="float" office:value="1444925" calcext:value-type="float">
            <text:p>1444925</text:p>
          </table:table-cell>
        </table:table-row>
        <table:table-row table:style-name="ro1">
          <table:table-cell office:value-type="float" office:value="1366008" calcext:value-type="float">
            <text:p>1366008</text:p>
          </table:table-cell>
        </table:table-row>
        <table:table-row table:style-name="ro1">
          <table:table-cell office:value-type="float" office:value="1389049" calcext:value-type="float">
            <text:p>1389049</text:p>
          </table:table-cell>
        </table:table-row>
        <table:table-row table:style-name="ro1">
          <table:table-cell office:value-type="float" office:value="1374780" calcext:value-type="float">
            <text:p>1374780</text:p>
          </table:table-cell>
        </table:table-row>
        <table:table-row table:style-name="ro1">
          <table:table-cell office:value-type="float" office:value="1389103" calcext:value-type="float">
            <text:p>1389103</text:p>
          </table:table-cell>
        </table:table-row>
        <table:table-row table:style-name="ro1">
          <table:table-cell office:value-type="float" office:value="1384851" calcext:value-type="float">
            <text:p>1384851</text:p>
          </table:table-cell>
        </table:table-row>
        <table:table-row table:style-name="ro1">
          <table:table-cell office:value-type="float" office:value="1469521" calcext:value-type="float">
            <text:p>1469521</text:p>
          </table:table-cell>
        </table:table-row>
        <table:table-row table:style-name="ro1">
          <table:table-cell office:value-type="float" office:value="1425662" calcext:value-type="float">
            <text:p>1425662</text:p>
          </table:table-cell>
        </table:table-row>
        <table:table-row table:style-name="ro1">
          <table:table-cell office:value-type="float" office:value="1423173" calcext:value-type="float">
            <text:p>1423173</text:p>
          </table:table-cell>
        </table:table-row>
        <table:table-row table:style-name="ro1">
          <table:table-cell office:value-type="float" office:value="1479331" calcext:value-type="float">
            <text:p>1479331</text:p>
          </table:table-cell>
        </table:table-row>
        <table:table-row table:style-name="ro1">
          <table:table-cell office:value-type="float" office:value="1439311" calcext:value-type="float">
            <text:p>1439311</text:p>
          </table:table-cell>
        </table:table-row>
        <table:table-row table:style-name="ro1">
          <table:table-cell office:value-type="float" office:value="1509934" calcext:value-type="float">
            <text:p>1509934</text:p>
          </table:table-cell>
        </table:table-row>
        <table:table-row table:style-name="ro1">
          <table:table-cell office:value-type="float" office:value="1540101" calcext:value-type="float">
            <text:p>1540101</text:p>
          </table:table-cell>
        </table:table-row>
        <table:table-row table:style-name="ro1">
          <table:table-cell office:value-type="float" office:value="1406383" calcext:value-type="float">
            <text:p>1406383</text:p>
          </table:table-cell>
        </table:table-row>
        <table:table-row table:style-name="ro1">
          <table:table-cell office:value-type="float" office:value="1361490" calcext:value-type="float">
            <text:p>1361490</text:p>
          </table:table-cell>
        </table:table-row>
        <table:table-row table:style-name="ro1">
          <table:table-cell office:value-type="float" office:value="1457053" calcext:value-type="float">
            <text:p>1457053</text:p>
          </table:table-cell>
        </table:table-row>
        <table:table-row table:style-name="ro1">
          <table:table-cell office:value-type="float" office:value="1372381" calcext:value-type="float">
            <text:p>1372381</text:p>
          </table:table-cell>
        </table:table-row>
        <table:table-row table:style-name="ro1">
          <table:table-cell office:value-type="float" office:value="1421040" calcext:value-type="float">
            <text:p>1421040</text:p>
          </table:table-cell>
        </table:table-row>
        <table:table-row table:style-name="ro1">
          <table:table-cell office:value-type="float" office:value="1393212" calcext:value-type="float">
            <text:p>1393212</text:p>
          </table:table-cell>
        </table:table-row>
        <table:table-row table:style-name="ro1">
          <table:table-cell office:value-type="float" office:value="1394582" calcext:value-type="float">
            <text:p>1394582</text:p>
          </table:table-cell>
        </table:table-row>
        <table:table-row table:style-name="ro1">
          <table:table-cell office:value-type="float" office:value="1448055" calcext:value-type="float">
            <text:p>1448055</text:p>
          </table:table-cell>
        </table:table-row>
        <table:table-row table:style-name="ro1">
          <table:table-cell office:value-type="float" office:value="1391787" calcext:value-type="float">
            <text:p>1391787</text:p>
          </table:table-cell>
        </table:table-row>
        <table:table-row table:style-name="ro1">
          <table:table-cell office:value-type="float" office:value="1401649" calcext:value-type="float">
            <text:p>1401649</text:p>
          </table:table-cell>
        </table:table-row>
        <table:table-row table:style-name="ro1">
          <table:table-cell office:value-type="float" office:value="1451168" calcext:value-type="float">
            <text:p>1451168</text:p>
          </table:table-cell>
        </table:table-row>
        <table:table-row table:style-name="ro1">
          <table:table-cell office:value-type="float" office:value="1432049" calcext:value-type="float">
            <text:p>1432049</text:p>
          </table:table-cell>
        </table:table-row>
        <table:table-row table:style-name="ro1">
          <table:table-cell office:value-type="float" office:value="1354634" calcext:value-type="float">
            <text:p>1354634</text:p>
          </table:table-cell>
        </table:table-row>
        <table:table-row table:style-name="ro1">
          <table:table-cell office:value-type="float" office:value="1433892" calcext:value-type="float">
            <text:p>1433892</text:p>
          </table:table-cell>
        </table:table-row>
        <table:table-row table:style-name="ro1">
          <table:table-cell office:value-type="float" office:value="1407675" calcext:value-type="float">
            <text:p>1407675</text:p>
          </table:table-cell>
        </table:table-row>
        <table:table-row table:style-name="ro1">
          <table:table-cell office:value-type="float" office:value="1400540" calcext:value-type="float">
            <text:p>1400540</text:p>
          </table:table-cell>
        </table:table-row>
        <table:table-row table:style-name="ro1">
          <table:table-cell office:value-type="float" office:value="1435514" calcext:value-type="float">
            <text:p>1435514</text:p>
          </table:table-cell>
        </table:table-row>
        <table:table-row table:style-name="ro1">
          <table:table-cell office:value-type="float" office:value="1455246" calcext:value-type="float">
            <text:p>1455246</text:p>
          </table:table-cell>
        </table:table-row>
        <table:table-row table:style-name="ro1">
          <table:table-cell office:value-type="float" office:value="1420916" calcext:value-type="float">
            <text:p>1420916</text:p>
          </table:table-cell>
        </table:table-row>
        <table:table-row table:style-name="ro1">
          <table:table-cell office:value-type="float" office:value="1437569" calcext:value-type="float">
            <text:p>1437569</text:p>
          </table:table-cell>
        </table:table-row>
        <table:table-row table:style-name="ro1">
          <table:table-cell office:value-type="float" office:value="1359922" calcext:value-type="float">
            <text:p>1359922</text:p>
          </table:table-cell>
        </table:table-row>
        <table:table-row table:style-name="ro1">
          <table:table-cell office:value-type="float" office:value="1479886" calcext:value-type="float">
            <text:p>1479886</text:p>
          </table:table-cell>
        </table:table-row>
        <table:table-row table:style-name="ro1">
          <table:table-cell office:value-type="float" office:value="1382760" calcext:value-type="float">
            <text:p>1382760</text:p>
          </table:table-cell>
        </table:table-row>
        <table:table-row table:style-name="ro1">
          <table:table-cell office:value-type="float" office:value="1409123" calcext:value-type="float">
            <text:p>1409123</text:p>
          </table:table-cell>
        </table:table-row>
        <table:table-row table:style-name="ro1">
          <table:table-cell office:value-type="float" office:value="1351969" calcext:value-type="float">
            <text:p>1351969</text:p>
          </table:table-cell>
        </table:table-row>
        <table:table-row table:style-name="ro1">
          <table:table-cell office:value-type="float" office:value="1362285" calcext:value-type="float">
            <text:p>1362285</text:p>
          </table:table-cell>
        </table:table-row>
        <table:table-row table:style-name="ro1">
          <table:table-cell office:value-type="float" office:value="1519725" calcext:value-type="float">
            <text:p>1519725</text:p>
          </table:table-cell>
        </table:table-row>
        <table:table-row table:style-name="ro1">
          <table:table-cell office:value-type="float" office:value="1375346" calcext:value-type="float">
            <text:p>1375346</text:p>
          </table:table-cell>
        </table:table-row>
        <table:table-row table:style-name="ro1">
          <table:table-cell office:value-type="float" office:value="1366808" calcext:value-type="float">
            <text:p>1366808</text:p>
          </table:table-cell>
        </table:table-row>
        <table:table-row table:style-name="ro1">
          <table:table-cell office:value-type="float" office:value="1434119" calcext:value-type="float">
            <text:p>1434119</text:p>
          </table:table-cell>
        </table:table-row>
        <table:table-row table:style-name="ro1">
          <table:table-cell office:value-type="float" office:value="1350490" calcext:value-type="float">
            <text:p>1350490</text:p>
          </table:table-cell>
        </table:table-row>
        <table:table-row table:style-name="ro1">
          <table:table-cell office:value-type="float" office:value="1440635" calcext:value-type="float">
            <text:p>1440635</text:p>
          </table:table-cell>
        </table:table-row>
        <table:table-row table:style-name="ro1">
          <table:table-cell office:value-type="float" office:value="1517272" calcext:value-type="float">
            <text:p>1517272</text:p>
          </table:table-cell>
        </table:table-row>
        <table:table-row table:style-name="ro1">
          <table:table-cell office:value-type="float" office:value="1409381" calcext:value-type="float">
            <text:p>1409381</text:p>
          </table:table-cell>
        </table:table-row>
        <table:table-row table:style-name="ro1">
          <table:table-cell office:value-type="float" office:value="1457876" calcext:value-type="float">
            <text:p>1457876</text:p>
          </table:table-cell>
        </table:table-row>
        <table:table-row table:style-name="ro1">
          <table:table-cell office:value-type="float" office:value="1445706" calcext:value-type="float">
            <text:p>1445706</text:p>
          </table:table-cell>
        </table:table-row>
        <table:table-row table:style-name="ro1">
          <table:table-cell office:value-type="float" office:value="1497479" calcext:value-type="float">
            <text:p>1497479</text:p>
          </table:table-cell>
        </table:table-row>
        <table:table-row table:style-name="ro1">
          <table:table-cell office:value-type="float" office:value="1413580" calcext:value-type="float">
            <text:p>1413580</text:p>
          </table:table-cell>
        </table:table-row>
        <table:table-row table:style-name="ro1">
          <table:table-cell office:value-type="float" office:value="1358917" calcext:value-type="float">
            <text:p>1358917</text:p>
          </table:table-cell>
        </table:table-row>
        <table:table-row table:style-name="ro1">
          <table:table-cell office:value-type="float" office:value="1398489" calcext:value-type="float">
            <text:p>1398489</text:p>
          </table:table-cell>
        </table:table-row>
        <table:table-row table:style-name="ro1">
          <table:table-cell office:value-type="float" office:value="1427304" calcext:value-type="float">
            <text:p>1427304</text:p>
          </table:table-cell>
        </table:table-row>
        <table:table-row table:style-name="ro1">
          <table:table-cell office:value-type="float" office:value="1423487" calcext:value-type="float">
            <text:p>1423487</text:p>
          </table:table-cell>
        </table:table-row>
        <table:table-row table:style-name="ro1">
          <table:table-cell office:value-type="float" office:value="1454700" calcext:value-type="float">
            <text:p>1454700</text:p>
          </table:table-cell>
        </table:table-row>
        <table:table-row table:style-name="ro1">
          <table:table-cell office:value-type="float" office:value="1536010" calcext:value-type="float">
            <text:p>1536010</text:p>
          </table:table-cell>
        </table:table-row>
        <table:table-row table:style-name="ro1">
          <table:table-cell office:value-type="float" office:value="1461565" calcext:value-type="float">
            <text:p>1461565</text:p>
          </table:table-cell>
        </table:table-row>
        <table:table-row table:style-name="ro1">
          <table:table-cell office:value-type="float" office:value="1416116" calcext:value-type="float">
            <text:p>1416116</text:p>
          </table:table-cell>
        </table:table-row>
        <table:table-row table:style-name="ro1">
          <table:table-cell office:value-type="float" office:value="1384930" calcext:value-type="float">
            <text:p>1384930</text:p>
          </table:table-cell>
        </table:table-row>
        <table:table-row table:style-name="ro1">
          <table:table-cell office:value-type="float" office:value="1458202" calcext:value-type="float">
            <text:p>1458202</text:p>
          </table:table-cell>
        </table:table-row>
        <table:table-row table:style-name="ro1">
          <table:table-cell office:value-type="float" office:value="1465974" calcext:value-type="float">
            <text:p>1465974</text:p>
          </table:table-cell>
        </table:table-row>
        <table:table-row table:style-name="ro1">
          <table:table-cell office:value-type="float" office:value="1518474" calcext:value-type="float">
            <text:p>1518474</text:p>
          </table:table-cell>
        </table:table-row>
        <table:table-row table:style-name="ro1">
          <table:table-cell office:value-type="float" office:value="1439884" calcext:value-type="float">
            <text:p>1439884</text:p>
          </table:table-cell>
        </table:table-row>
        <table:table-row table:style-name="ro1">
          <table:table-cell office:value-type="float" office:value="1390209" calcext:value-type="float">
            <text:p>1390209</text:p>
          </table:table-cell>
        </table:table-row>
        <table:table-row table:style-name="ro1">
          <table:table-cell office:value-type="float" office:value="1517840" calcext:value-type="float">
            <text:p>1517840</text:p>
          </table:table-cell>
        </table:table-row>
        <table:table-row table:style-name="ro1">
          <table:table-cell office:value-type="float" office:value="1470358" calcext:value-type="float">
            <text:p>1470358</text:p>
          </table:table-cell>
        </table:table-row>
        <table:table-row table:style-name="ro1">
          <table:table-cell office:value-type="float" office:value="1468939" calcext:value-type="float">
            <text:p>1468939</text:p>
          </table:table-cell>
        </table:table-row>
        <table:table-row table:style-name="ro1">
          <table:table-cell office:value-type="float" office:value="1423904" calcext:value-type="float">
            <text:p>1423904</text:p>
          </table:table-cell>
        </table:table-row>
        <table:table-row table:style-name="ro1">
          <table:table-cell office:value-type="float" office:value="1420010" calcext:value-type="float">
            <text:p>1420010</text:p>
          </table:table-cell>
        </table:table-row>
        <table:table-row table:style-name="ro1">
          <table:table-cell office:value-type="float" office:value="1384089" calcext:value-type="float">
            <text:p>1384089</text:p>
          </table:table-cell>
        </table:table-row>
        <table:table-row table:style-name="ro1">
          <table:table-cell office:value-type="float" office:value="1375644" calcext:value-type="float">
            <text:p>1375644</text:p>
          </table:table-cell>
        </table:table-row>
        <table:table-row table:style-name="ro1">
          <table:table-cell office:value-type="float" office:value="1393814" calcext:value-type="float">
            <text:p>1393814</text:p>
          </table:table-cell>
        </table:table-row>
        <table:table-row table:style-name="ro1">
          <table:table-cell office:value-type="float" office:value="1483209" calcext:value-type="float">
            <text:p>1483209</text:p>
          </table:table-cell>
        </table:table-row>
        <table:table-row table:style-name="ro1">
          <table:table-cell office:value-type="float" office:value="1505222" calcext:value-type="float">
            <text:p>1505222</text:p>
          </table:table-cell>
        </table:table-row>
        <table:table-row table:style-name="ro1">
          <table:table-cell office:value-type="float" office:value="1590038" calcext:value-type="float">
            <text:p>1590038</text:p>
          </table:table-cell>
        </table:table-row>
        <table:table-row table:style-name="ro1">
          <table:table-cell office:value-type="float" office:value="1494468" calcext:value-type="float">
            <text:p>1494468</text:p>
          </table:table-cell>
        </table:table-row>
        <table:table-row table:style-name="ro1">
          <table:table-cell office:value-type="float" office:value="1447647" calcext:value-type="float">
            <text:p>1447647</text:p>
          </table:table-cell>
        </table:table-row>
        <table:table-row table:style-name="ro1">
          <table:table-cell office:value-type="float" office:value="1420114" calcext:value-type="float">
            <text:p>1420114</text:p>
          </table:table-cell>
        </table:table-row>
        <table:table-row table:style-name="ro1">
          <table:table-cell office:value-type="float" office:value="1582188" calcext:value-type="float">
            <text:p>1582188</text:p>
          </table:table-cell>
        </table:table-row>
        <table:table-row table:style-name="ro1">
          <table:table-cell office:value-type="float" office:value="1493179" calcext:value-type="float">
            <text:p>1493179</text:p>
          </table:table-cell>
        </table:table-row>
        <table:table-row table:style-name="ro1">
          <table:table-cell office:value-type="float" office:value="1427735" calcext:value-type="float">
            <text:p>1427735</text:p>
          </table:table-cell>
        </table:table-row>
        <table:table-row table:style-name="ro1">
          <table:table-cell office:value-type="float" office:value="1550553" calcext:value-type="float">
            <text:p>1550553</text:p>
          </table:table-cell>
        </table:table-row>
        <table:table-row table:style-name="ro1">
          <table:table-cell office:value-type="float" office:value="1398919" calcext:value-type="float">
            <text:p>1398919</text:p>
          </table:table-cell>
        </table:table-row>
        <table:table-row table:style-name="ro1">
          <table:table-cell office:value-type="float" office:value="1499944" calcext:value-type="float">
            <text:p>1499944</text:p>
          </table:table-cell>
        </table:table-row>
        <table:table-row table:style-name="ro1">
          <table:table-cell office:value-type="float" office:value="1434042" calcext:value-type="float">
            <text:p>1434042</text:p>
          </table:table-cell>
        </table:table-row>
        <table:table-row table:style-name="ro1">
          <table:table-cell office:value-type="float" office:value="1417895" calcext:value-type="float">
            <text:p>1417895</text:p>
          </table:table-cell>
        </table:table-row>
        <table:table-row table:style-name="ro1">
          <table:table-cell office:value-type="float" office:value="1419461" calcext:value-type="float">
            <text:p>1419461</text:p>
          </table:table-cell>
        </table:table-row>
        <table:table-row table:style-name="ro1">
          <table:table-cell office:value-type="float" office:value="2401992" calcext:value-type="float">
            <text:p>2401992</text:p>
          </table:table-cell>
        </table:table-row>
        <table:table-row table:style-name="ro1">
          <table:table-cell office:value-type="float" office:value="2735243" calcext:value-type="float">
            <text:p>2735243</text:p>
          </table:table-cell>
        </table:table-row>
        <table:table-row table:style-name="ro1">
          <table:table-cell office:value-type="float" office:value="2744244" calcext:value-type="float">
            <text:p>2744244</text:p>
          </table:table-cell>
        </table:table-row>
        <table:table-row table:style-name="ro1">
          <table:table-cell office:value-type="float" office:value="2874025" calcext:value-type="float">
            <text:p>2874025</text:p>
          </table:table-cell>
        </table:table-row>
        <table:table-row table:style-name="ro1">
          <table:table-cell office:value-type="float" office:value="2987368" calcext:value-type="float">
            <text:p>2987368</text:p>
          </table:table-cell>
        </table:table-row>
        <table:table-row table:style-name="ro1">
          <table:table-cell office:value-type="float" office:value="3012670" calcext:value-type="float">
            <text:p>3012670</text:p>
          </table:table-cell>
        </table:table-row>
        <table:table-row table:style-name="ro1">
          <table:table-cell office:value-type="float" office:value="2879263" calcext:value-type="float">
            <text:p>2879263</text:p>
          </table:table-cell>
        </table:table-row>
        <table:table-row table:style-name="ro1">
          <table:table-cell office:value-type="float" office:value="2887663" calcext:value-type="float">
            <text:p>2887663</text:p>
          </table:table-cell>
        </table:table-row>
        <table:table-row table:style-name="ro1">
          <table:table-cell office:value-type="float" office:value="2949874" calcext:value-type="float">
            <text:p>2949874</text:p>
          </table:table-cell>
        </table:table-row>
        <table:table-row table:style-name="ro1">
          <table:table-cell office:value-type="float" office:value="3147526" calcext:value-type="float">
            <text:p>3147526</text:p>
          </table:table-cell>
        </table:table-row>
        <table:table-row table:style-name="ro1">
          <table:table-cell office:value-type="float" office:value="2884978" calcext:value-type="float">
            <text:p>2884978</text:p>
          </table:table-cell>
        </table:table-row>
        <table:table-row table:style-name="ro1">
          <table:table-cell office:value-type="float" office:value="2880834" calcext:value-type="float">
            <text:p>2880834</text:p>
          </table:table-cell>
        </table:table-row>
        <table:table-row table:style-name="ro1">
          <table:table-cell office:value-type="float" office:value="2944492" calcext:value-type="float">
            <text:p>2944492</text:p>
          </table:table-cell>
        </table:table-row>
        <table:table-row table:style-name="ro1">
          <table:table-cell office:value-type="float" office:value="3010837" calcext:value-type="float">
            <text:p>3010837</text:p>
          </table:table-cell>
        </table:table-row>
        <table:table-row table:style-name="ro1">
          <table:table-cell office:value-type="float" office:value="2857856" calcext:value-type="float">
            <text:p>2857856</text:p>
          </table:table-cell>
        </table:table-row>
        <table:table-row table:style-name="ro1">
          <table:table-cell office:value-type="float" office:value="2744453" calcext:value-type="float">
            <text:p>2744453</text:p>
          </table:table-cell>
        </table:table-row>
        <table:table-row table:style-name="ro1">
          <table:table-cell office:value-type="float" office:value="2694030" calcext:value-type="float">
            <text:p>2694030</text:p>
          </table:table-cell>
        </table:table-row>
        <table:table-row table:style-name="ro1">
          <table:table-cell office:value-type="float" office:value="2903910" calcext:value-type="float">
            <text:p>2903910</text:p>
          </table:table-cell>
        </table:table-row>
        <table:table-row table:style-name="ro1">
          <table:table-cell office:value-type="float" office:value="2987413" calcext:value-type="float">
            <text:p>2987413</text:p>
          </table:table-cell>
        </table:table-row>
        <table:table-row table:style-name="ro1">
          <table:table-cell office:value-type="float" office:value="2860617" calcext:value-type="float">
            <text:p>2860617</text:p>
          </table:table-cell>
        </table:table-row>
        <table:table-row table:style-name="ro1">
          <table:table-cell office:value-type="float" office:value="3035270" calcext:value-type="float">
            <text:p>3035270</text:p>
          </table:table-cell>
        </table:table-row>
        <table:table-row table:style-name="ro1">
          <table:table-cell office:value-type="float" office:value="2868655" calcext:value-type="float">
            <text:p>2868655</text:p>
          </table:table-cell>
        </table:table-row>
        <table:table-row table:style-name="ro1">
          <table:table-cell office:value-type="float" office:value="2799064" calcext:value-type="float">
            <text:p>2799064</text:p>
          </table:table-cell>
        </table:table-row>
        <table:table-row table:style-name="ro1">
          <table:table-cell office:value-type="float" office:value="2737612" calcext:value-type="float">
            <text:p>2737612</text:p>
          </table:table-cell>
        </table:table-row>
        <table:table-row table:style-name="ro1">
          <table:table-cell office:value-type="float" office:value="3046258" calcext:value-type="float">
            <text:p>3046258</text:p>
          </table:table-cell>
        </table:table-row>
        <table:table-row table:style-name="ro1">
          <table:table-cell office:value-type="float" office:value="2569761" calcext:value-type="float">
            <text:p>2569761</text:p>
          </table:table-cell>
        </table:table-row>
        <table:table-row table:style-name="ro1">
          <table:table-cell office:value-type="float" office:value="2877220" calcext:value-type="float">
            <text:p>2877220</text:p>
          </table:table-cell>
        </table:table-row>
        <table:table-row table:style-name="ro1">
          <table:table-cell office:value-type="float" office:value="2869228" calcext:value-type="float">
            <text:p>2869228</text:p>
          </table:table-cell>
        </table:table-row>
        <table:table-row table:style-name="ro1">
          <table:table-cell office:value-type="float" office:value="2870903" calcext:value-type="float">
            <text:p>2870903</text:p>
          </table:table-cell>
        </table:table-row>
        <table:table-row table:style-name="ro1">
          <table:table-cell office:value-type="float" office:value="2908053" calcext:value-type="float">
            <text:p>2908053</text:p>
          </table:table-cell>
        </table:table-row>
        <table:table-row table:style-name="ro1">
          <table:table-cell office:value-type="float" office:value="2733628" calcext:value-type="float">
            <text:p>2733628</text:p>
          </table:table-cell>
        </table:table-row>
        <table:table-row table:style-name="ro1">
          <table:table-cell office:value-type="float" office:value="2857706" calcext:value-type="float">
            <text:p>2857706</text:p>
          </table:table-cell>
        </table:table-row>
        <table:table-row table:style-name="ro1">
          <table:table-cell office:value-type="float" office:value="3043435" calcext:value-type="float">
            <text:p>3043435</text:p>
          </table:table-cell>
        </table:table-row>
        <table:table-row table:style-name="ro1">
          <table:table-cell office:value-type="float" office:value="2732960" calcext:value-type="float">
            <text:p>2732960</text:p>
          </table:table-cell>
        </table:table-row>
        <table:table-row table:style-name="ro1">
          <table:table-cell office:value-type="float" office:value="2760042" calcext:value-type="float">
            <text:p>2760042</text:p>
          </table:table-cell>
        </table:table-row>
        <table:table-row table:style-name="ro1">
          <table:table-cell office:value-type="float" office:value="2786304" calcext:value-type="float">
            <text:p>2786304</text:p>
          </table:table-cell>
        </table:table-row>
        <table:table-row table:style-name="ro1">
          <table:table-cell office:value-type="float" office:value="3142545" calcext:value-type="float">
            <text:p>3142545</text:p>
          </table:table-cell>
        </table:table-row>
        <table:table-row table:style-name="ro1">
          <table:table-cell office:value-type="float" office:value="2829134" calcext:value-type="float">
            <text:p>2829134</text:p>
          </table:table-cell>
        </table:table-row>
        <table:table-row table:style-name="ro1">
          <table:table-cell office:value-type="float" office:value="2855236" calcext:value-type="float">
            <text:p>2855236</text:p>
          </table:table-cell>
        </table:table-row>
        <table:table-row table:style-name="ro1">
          <table:table-cell office:value-type="float" office:value="2841428" calcext:value-type="float">
            <text:p>2841428</text:p>
          </table:table-cell>
        </table:table-row>
        <table:table-row table:style-name="ro1">
          <table:table-cell office:value-type="float" office:value="2873321" calcext:value-type="float">
            <text:p>2873321</text:p>
          </table:table-cell>
        </table:table-row>
        <table:table-row table:style-name="ro1">
          <table:table-cell office:value-type="float" office:value="2904238" calcext:value-type="float">
            <text:p>2904238</text:p>
          </table:table-cell>
        </table:table-row>
        <table:table-row table:style-name="ro1">
          <table:table-cell office:value-type="float" office:value="2918697" calcext:value-type="float">
            <text:p>2918697</text:p>
          </table:table-cell>
        </table:table-row>
        <table:table-row table:style-name="ro1">
          <table:table-cell office:value-type="float" office:value="2791188" calcext:value-type="float">
            <text:p>2791188</text:p>
          </table:table-cell>
        </table:table-row>
        <table:table-row table:style-name="ro1">
          <table:table-cell office:value-type="float" office:value="2763413" calcext:value-type="float">
            <text:p>2763413</text:p>
          </table:table-cell>
        </table:table-row>
        <table:table-row table:style-name="ro1">
          <table:table-cell office:value-type="float" office:value="2751561" calcext:value-type="float">
            <text:p>2751561</text:p>
          </table:table-cell>
        </table:table-row>
        <table:table-row table:style-name="ro1">
          <table:table-cell office:value-type="float" office:value="2883692" calcext:value-type="float">
            <text:p>2883692</text:p>
          </table:table-cell>
        </table:table-row>
        <table:table-row table:style-name="ro1">
          <table:table-cell office:value-type="float" office:value="2854816" calcext:value-type="float">
            <text:p>2854816</text:p>
          </table:table-cell>
        </table:table-row>
        <table:table-row table:style-name="ro1">
          <table:table-cell office:value-type="float" office:value="2946460" calcext:value-type="float">
            <text:p>2946460</text:p>
          </table:table-cell>
        </table:table-row>
        <table:table-row table:style-name="ro1">
          <table:table-cell office:value-type="float" office:value="2916937" calcext:value-type="float">
            <text:p>2916937</text:p>
          </table:table-cell>
        </table:table-row>
        <table:table-row table:style-name="ro1">
          <table:table-cell office:value-type="float" office:value="2881176" calcext:value-type="float">
            <text:p>2881176</text:p>
          </table:table-cell>
        </table:table-row>
        <table:table-row table:style-name="ro1">
          <table:table-cell office:value-type="float" office:value="2848317" calcext:value-type="float">
            <text:p>2848317</text:p>
          </table:table-cell>
        </table:table-row>
        <table:table-row table:style-name="ro1">
          <table:table-cell office:value-type="float" office:value="2875880" calcext:value-type="float">
            <text:p>2875880</text:p>
          </table:table-cell>
        </table:table-row>
        <table:table-row table:style-name="ro1">
          <table:table-cell office:value-type="float" office:value="3022059" calcext:value-type="float">
            <text:p>3022059</text:p>
          </table:table-cell>
        </table:table-row>
        <table:table-row table:style-name="ro1">
          <table:table-cell office:value-type="float" office:value="3004242" calcext:value-type="float">
            <text:p>3004242</text:p>
          </table:table-cell>
        </table:table-row>
        <table:table-row table:style-name="ro1">
          <table:table-cell office:value-type="float" office:value="2924815" calcext:value-type="float">
            <text:p>2924815</text:p>
          </table:table-cell>
        </table:table-row>
        <table:table-row table:style-name="ro1">
          <table:table-cell office:value-type="float" office:value="2805327" calcext:value-type="float">
            <text:p>2805327</text:p>
          </table:table-cell>
        </table:table-row>
        <table:table-row table:style-name="ro1">
          <table:table-cell office:value-type="float" office:value="3051851" calcext:value-type="float">
            <text:p>3051851</text:p>
          </table:table-cell>
        </table:table-row>
        <table:table-row table:style-name="ro1">
          <table:table-cell office:value-type="float" office:value="3082062" calcext:value-type="float">
            <text:p>3082062</text:p>
          </table:table-cell>
        </table:table-row>
        <table:table-row table:style-name="ro1">
          <table:table-cell office:value-type="float" office:value="2895467" calcext:value-type="float">
            <text:p>2895467</text:p>
          </table:table-cell>
        </table:table-row>
        <table:table-row table:style-name="ro1">
          <table:table-cell office:value-type="float" office:value="3061276" calcext:value-type="float">
            <text:p>3061276</text:p>
          </table:table-cell>
        </table:table-row>
        <table:table-row table:style-name="ro1">
          <table:table-cell office:value-type="float" office:value="2795814" calcext:value-type="float">
            <text:p>2795814</text:p>
          </table:table-cell>
        </table:table-row>
        <table:table-row table:style-name="ro1">
          <table:table-cell office:value-type="float" office:value="2835402" calcext:value-type="float">
            <text:p>2835402</text:p>
          </table:table-cell>
        </table:table-row>
        <table:table-row table:style-name="ro1">
          <table:table-cell office:value-type="float" office:value="3015452" calcext:value-type="float">
            <text:p>3015452</text:p>
          </table:table-cell>
        </table:table-row>
        <table:table-row table:style-name="ro1">
          <table:table-cell office:value-type="float" office:value="2775866" calcext:value-type="float">
            <text:p>2775866</text:p>
          </table:table-cell>
        </table:table-row>
        <table:table-row table:style-name="ro1">
          <table:table-cell office:value-type="float" office:value="2920324" calcext:value-type="float">
            <text:p>2920324</text:p>
          </table:table-cell>
        </table:table-row>
        <table:table-row table:style-name="ro1">
          <table:table-cell office:value-type="float" office:value="3026648" calcext:value-type="float">
            <text:p>3026648</text:p>
          </table:table-cell>
        </table:table-row>
        <table:table-row table:style-name="ro1">
          <table:table-cell office:value-type="float" office:value="2969751" calcext:value-type="float">
            <text:p>2969751</text:p>
          </table:table-cell>
        </table:table-row>
        <table:table-row table:style-name="ro1">
          <table:table-cell office:value-type="float" office:value="2887662" calcext:value-type="float">
            <text:p>2887662</text:p>
          </table:table-cell>
        </table:table-row>
        <table:table-row table:style-name="ro1">
          <table:table-cell office:value-type="float" office:value="2919219" calcext:value-type="float">
            <text:p>2919219</text:p>
          </table:table-cell>
        </table:table-row>
        <table:table-row table:style-name="ro1">
          <table:table-cell office:value-type="float" office:value="2956030" calcext:value-type="float">
            <text:p>2956030</text:p>
          </table:table-cell>
        </table:table-row>
        <table:table-row table:style-name="ro1">
          <table:table-cell office:value-type="float" office:value="2491228" calcext:value-type="float">
            <text:p>2491228</text:p>
          </table:table-cell>
        </table:table-row>
        <table:table-row table:style-name="ro1">
          <table:table-cell office:value-type="float" office:value="2784271" calcext:value-type="float">
            <text:p>2784271</text:p>
          </table:table-cell>
        </table:table-row>
        <table:table-row table:style-name="ro1">
          <table:table-cell office:value-type="float" office:value="2860780" calcext:value-type="float">
            <text:p>2860780</text:p>
          </table:table-cell>
        </table:table-row>
        <table:table-row table:style-name="ro1">
          <table:table-cell office:value-type="float" office:value="2871632" calcext:value-type="float">
            <text:p>2871632</text:p>
          </table:table-cell>
        </table:table-row>
        <table:table-row table:style-name="ro1">
          <table:table-cell office:value-type="float" office:value="2827193" calcext:value-type="float">
            <text:p>2827193</text:p>
          </table:table-cell>
        </table:table-row>
        <table:table-row table:style-name="ro1">
          <table:table-cell office:value-type="float" office:value="2875309" calcext:value-type="float">
            <text:p>2875309</text:p>
          </table:table-cell>
        </table:table-row>
        <table:table-row table:style-name="ro1">
          <table:table-cell office:value-type="float" office:value="2794328" calcext:value-type="float">
            <text:p>2794328</text:p>
          </table:table-cell>
        </table:table-row>
        <table:table-row table:style-name="ro1">
          <table:table-cell office:value-type="float" office:value="3047951" calcext:value-type="float">
            <text:p>3047951</text:p>
          </table:table-cell>
        </table:table-row>
        <table:table-row table:style-name="ro1">
          <table:table-cell office:value-type="float" office:value="2956037" calcext:value-type="float">
            <text:p>2956037</text:p>
          </table:table-cell>
        </table:table-row>
        <table:table-row table:style-name="ro1">
          <table:table-cell office:value-type="float" office:value="3061034" calcext:value-type="float">
            <text:p>3061034</text:p>
          </table:table-cell>
        </table:table-row>
        <table:table-row table:style-name="ro1">
          <table:table-cell office:value-type="float" office:value="2881280" calcext:value-type="float">
            <text:p>2881280</text:p>
          </table:table-cell>
        </table:table-row>
        <table:table-row table:style-name="ro1">
          <table:table-cell office:value-type="float" office:value="3156528" calcext:value-type="float">
            <text:p>3156528</text:p>
          </table:table-cell>
        </table:table-row>
        <table:table-row table:style-name="ro1">
          <table:table-cell office:value-type="float" office:value="2946784" calcext:value-type="float">
            <text:p>2946784</text:p>
          </table:table-cell>
        </table:table-row>
        <table:table-row table:style-name="ro1">
          <table:table-cell office:value-type="float" office:value="2941128" calcext:value-type="float">
            <text:p>2941128</text:p>
          </table:table-cell>
        </table:table-row>
        <table:table-row table:style-name="ro1">
          <table:table-cell office:value-type="float" office:value="3027382" calcext:value-type="float">
            <text:p>3027382</text:p>
          </table:table-cell>
        </table:table-row>
        <table:table-row table:style-name="ro1">
          <table:table-cell office:value-type="float" office:value="2667750" calcext:value-type="float">
            <text:p>2667750</text:p>
          </table:table-cell>
        </table:table-row>
        <table:table-row table:style-name="ro1">
          <table:table-cell office:value-type="float" office:value="2961329" calcext:value-type="float">
            <text:p>2961329</text:p>
          </table:table-cell>
        </table:table-row>
        <table:table-row table:style-name="ro1">
          <table:table-cell office:value-type="float" office:value="2896993" calcext:value-type="float">
            <text:p>2896993</text:p>
          </table:table-cell>
        </table:table-row>
        <table:table-row table:style-name="ro1">
          <table:table-cell office:value-type="float" office:value="2799159" calcext:value-type="float">
            <text:p>2799159</text:p>
          </table:table-cell>
        </table:table-row>
        <table:table-row table:style-name="ro1">
          <table:table-cell office:value-type="float" office:value="2755231" calcext:value-type="float">
            <text:p>2755231</text:p>
          </table:table-cell>
        </table:table-row>
        <table:table-row table:style-name="ro1">
          <table:table-cell office:value-type="float" office:value="2994973" calcext:value-type="float">
            <text:p>2994973</text:p>
          </table:table-cell>
        </table:table-row>
        <table:table-row table:style-name="ro1">
          <table:table-cell office:value-type="float" office:value="3775527" calcext:value-type="float">
            <text:p>3775527</text:p>
          </table:table-cell>
        </table:table-row>
        <table:table-row table:style-name="ro1">
          <table:table-cell office:value-type="float" office:value="3468250" calcext:value-type="float">
            <text:p>3468250</text:p>
          </table:table-cell>
        </table:table-row>
        <table:table-row table:style-name="ro1">
          <table:table-cell office:value-type="float" office:value="2773069" calcext:value-type="float">
            <text:p>2773069</text:p>
          </table:table-cell>
        </table:table-row>
        <table:table-row table:style-name="ro1">
          <table:table-cell office:value-type="float" office:value="2879488" calcext:value-type="float">
            <text:p>2879488</text:p>
          </table:table-cell>
        </table:table-row>
        <table:table-row table:style-name="ro1">
          <table:table-cell office:value-type="float" office:value="2629547" calcext:value-type="float">
            <text:p>2629547</text:p>
          </table:table-cell>
        </table:table-row>
        <table:table-row table:style-name="ro1">
          <table:table-cell office:value-type="float" office:value="2897674" calcext:value-type="float">
            <text:p>2897674</text:p>
          </table:table-cell>
        </table:table-row>
        <table:table-row table:style-name="ro1">
          <table:table-cell office:value-type="float" office:value="2794307" calcext:value-type="float">
            <text:p>2794307</text:p>
          </table:table-cell>
        </table:table-row>
        <table:table-row table:style-name="ro1">
          <table:table-cell office:value-type="float" office:value="2887920" calcext:value-type="float">
            <text:p>2887920</text:p>
          </table:table-cell>
        </table:table-row>
        <table:table-row table:style-name="ro1">
          <table:table-cell office:value-type="float" office:value="2835838" calcext:value-type="float">
            <text:p>2835838</text:p>
          </table:table-cell>
        </table:table-row>
        <table:table-row table:style-name="ro1">
          <table:table-cell office:value-type="float" office:value="2678950" calcext:value-type="float">
            <text:p>2678950</text:p>
          </table:table-cell>
        </table:table-row>
        <table:table-row table:style-name="ro1">
          <table:table-cell office:value-type="float" office:value="2823664" calcext:value-type="float">
            <text:p>2823664</text:p>
          </table:table-cell>
        </table:table-row>
        <table:table-row table:style-name="ro1">
          <table:table-cell office:value-type="float" office:value="2858802" calcext:value-type="float">
            <text:p>2858802</text:p>
          </table:table-cell>
        </table:table-row>
        <table:table-row table:style-name="ro1">
          <table:table-cell office:value-type="float" office:value="2806320" calcext:value-type="float">
            <text:p>2806320</text:p>
          </table:table-cell>
        </table:table-row>
        <table:table-row table:style-name="ro1">
          <table:table-cell office:value-type="float" office:value="3026623" calcext:value-type="float">
            <text:p>3026623</text:p>
          </table:table-cell>
        </table:table-row>
        <table:table-row table:style-name="ro1">
          <table:table-cell office:value-type="float" office:value="2802155" calcext:value-type="float">
            <text:p>2802155</text:p>
          </table:table-cell>
        </table:table-row>
        <table:table-row table:style-name="ro1">
          <table:table-cell office:value-type="float" office:value="2834703" calcext:value-type="float">
            <text:p>2834703</text:p>
          </table:table-cell>
        </table:table-row>
        <table:table-row table:style-name="ro1">
          <table:table-cell office:value-type="float" office:value="3048598" calcext:value-type="float">
            <text:p>3048598</text:p>
          </table:table-cell>
        </table:table-row>
        <table:table-row table:style-name="ro1">
          <table:table-cell office:value-type="float" office:value="4320151" calcext:value-type="float">
            <text:p>4320151</text:p>
          </table:table-cell>
        </table:table-row>
        <table:table-row table:style-name="ro1">
          <table:table-cell office:value-type="float" office:value="2810732" calcext:value-type="float">
            <text:p>2810732</text:p>
          </table:table-cell>
        </table:table-row>
        <table:table-row table:style-name="ro1">
          <table:table-cell office:value-type="float" office:value="2712139" calcext:value-type="float">
            <text:p>2712139</text:p>
          </table:table-cell>
        </table:table-row>
        <table:table-row table:style-name="ro1">
          <table:table-cell office:value-type="float" office:value="2930684" calcext:value-type="float">
            <text:p>2930684</text:p>
          </table:table-cell>
        </table:table-row>
        <table:table-row table:style-name="ro1">
          <table:table-cell office:value-type="float" office:value="3046976" calcext:value-type="float">
            <text:p>3046976</text:p>
          </table:table-cell>
        </table:table-row>
        <table:table-row table:style-name="ro1">
          <table:table-cell office:value-type="float" office:value="3218708" calcext:value-type="float">
            <text:p>3218708</text:p>
          </table:table-cell>
        </table:table-row>
        <table:table-row table:style-name="ro1">
          <table:table-cell office:value-type="float" office:value="2817235" calcext:value-type="float">
            <text:p>2817235</text:p>
          </table:table-cell>
        </table:table-row>
        <table:table-row table:style-name="ro1">
          <table:table-cell office:value-type="float" office:value="3079376" calcext:value-type="float">
            <text:p>3079376</text:p>
          </table:table-cell>
        </table:table-row>
        <table:table-row table:style-name="ro1">
          <table:table-cell office:value-type="float" office:value="2853634" calcext:value-type="float">
            <text:p>2853634</text:p>
          </table:table-cell>
        </table:table-row>
        <table:table-row table:style-name="ro1">
          <table:table-cell office:value-type="float" office:value="2912117" calcext:value-type="float">
            <text:p>2912117</text:p>
          </table:table-cell>
        </table:table-row>
        <table:table-row table:style-name="ro1">
          <table:table-cell office:value-type="float" office:value="3037156" calcext:value-type="float">
            <text:p>3037156</text:p>
          </table:table-cell>
        </table:table-row>
        <table:table-row table:style-name="ro1">
          <table:table-cell office:value-type="float" office:value="2834489" calcext:value-type="float">
            <text:p>2834489</text:p>
          </table:table-cell>
        </table:table-row>
        <table:table-row table:style-name="ro1">
          <table:table-cell office:value-type="float" office:value="2919616" calcext:value-type="float">
            <text:p>2919616</text:p>
          </table:table-cell>
        </table:table-row>
        <table:table-row table:style-name="ro1">
          <table:table-cell office:value-type="float" office:value="3032751" calcext:value-type="float">
            <text:p>3032751</text:p>
          </table:table-cell>
        </table:table-row>
        <table:table-row table:style-name="ro1">
          <table:table-cell office:value-type="float" office:value="2927866" calcext:value-type="float">
            <text:p>2927866</text:p>
          </table:table-cell>
        </table:table-row>
        <table:table-row table:style-name="ro1">
          <table:table-cell office:value-type="float" office:value="3924487" calcext:value-type="float">
            <text:p>3924487</text:p>
          </table:table-cell>
        </table:table-row>
        <table:table-row table:style-name="ro1">
          <table:table-cell office:value-type="float" office:value="3251796" calcext:value-type="float">
            <text:p>3251796</text:p>
          </table:table-cell>
        </table:table-row>
        <table:table-row table:style-name="ro1">
          <table:table-cell office:value-type="float" office:value="2929920" calcext:value-type="float">
            <text:p>2929920</text:p>
          </table:table-cell>
        </table:table-row>
        <table:table-row table:style-name="ro1">
          <table:table-cell office:value-type="float" office:value="3024933" calcext:value-type="float">
            <text:p>3024933</text:p>
          </table:table-cell>
        </table:table-row>
        <table:table-row table:style-name="ro1">
          <table:table-cell office:value-type="float" office:value="2888296" calcext:value-type="float">
            <text:p>2888296</text:p>
          </table:table-cell>
        </table:table-row>
        <table:table-row table:style-name="ro1">
          <table:table-cell office:value-type="float" office:value="2962588" calcext:value-type="float">
            <text:p>2962588</text:p>
          </table:table-cell>
        </table:table-row>
        <table:table-row table:style-name="ro1">
          <table:table-cell office:value-type="float" office:value="2932469" calcext:value-type="float">
            <text:p>2932469</text:p>
          </table:table-cell>
        </table:table-row>
        <table:table-row table:style-name="ro1">
          <table:table-cell office:value-type="float" office:value="2586544" calcext:value-type="float">
            <text:p>2586544</text:p>
          </table:table-cell>
        </table:table-row>
        <table:table-row table:style-name="ro1">
          <table:table-cell office:value-type="float" office:value="2754502" calcext:value-type="float">
            <text:p>2754502</text:p>
          </table:table-cell>
        </table:table-row>
        <table:table-row table:style-name="ro1">
          <table:table-cell office:value-type="float" office:value="2942854" calcext:value-type="float">
            <text:p>2942854</text:p>
          </table:table-cell>
        </table:table-row>
        <table:table-row table:style-name="ro1">
          <table:table-cell office:value-type="float" office:value="2868381" calcext:value-type="float">
            <text:p>2868381</text:p>
          </table:table-cell>
        </table:table-row>
        <table:table-row table:style-name="ro1">
          <table:table-cell office:value-type="float" office:value="2980429" calcext:value-type="float">
            <text:p>2980429</text:p>
          </table:table-cell>
        </table:table-row>
        <table:table-row table:style-name="ro1">
          <table:table-cell office:value-type="float" office:value="2865176" calcext:value-type="float">
            <text:p>2865176</text:p>
          </table:table-cell>
        </table:table-row>
        <table:table-row table:style-name="ro1">
          <table:table-cell office:value-type="float" office:value="3027252" calcext:value-type="float">
            <text:p>3027252</text:p>
          </table:table-cell>
        </table:table-row>
        <table:table-row table:style-name="ro1">
          <table:table-cell office:value-type="float" office:value="4110962" calcext:value-type="float">
            <text:p>4110962</text:p>
          </table:table-cell>
        </table:table-row>
        <table:table-row table:style-name="ro1">
          <table:table-cell office:value-type="float" office:value="3204853" calcext:value-type="float">
            <text:p>3204853</text:p>
          </table:table-cell>
        </table:table-row>
        <table:table-row table:style-name="ro1">
          <table:table-cell office:value-type="float" office:value="2895708" calcext:value-type="float">
            <text:p>2895708</text:p>
          </table:table-cell>
        </table:table-row>
        <table:table-row table:style-name="ro1">
          <table:table-cell office:value-type="float" office:value="3169080" calcext:value-type="float">
            <text:p>3169080</text:p>
          </table:table-cell>
        </table:table-row>
        <table:table-row table:style-name="ro1">
          <table:table-cell office:value-type="float" office:value="2864757" calcext:value-type="float">
            <text:p>2864757</text:p>
          </table:table-cell>
        </table:table-row>
        <table:table-row table:style-name="ro1">
          <table:table-cell office:value-type="float" office:value="2792852" calcext:value-type="float">
            <text:p>2792852</text:p>
          </table:table-cell>
        </table:table-row>
        <table:table-row table:style-name="ro1">
          <table:table-cell office:value-type="float" office:value="3020972" calcext:value-type="float">
            <text:p>3020972</text:p>
          </table:table-cell>
        </table:table-row>
        <table:table-row table:style-name="ro1">
          <table:table-cell office:value-type="float" office:value="2853189" calcext:value-type="float">
            <text:p>2853189</text:p>
          </table:table-cell>
        </table:table-row>
        <table:table-row table:style-name="ro1">
          <table:table-cell office:value-type="float" office:value="2810716" calcext:value-type="float">
            <text:p>2810716</text:p>
          </table:table-cell>
        </table:table-row>
        <table:table-row table:style-name="ro1">
          <table:table-cell office:value-type="float" office:value="2882489" calcext:value-type="float">
            <text:p>2882489</text:p>
          </table:table-cell>
        </table:table-row>
        <table:table-row table:style-name="ro1">
          <table:table-cell office:value-type="float" office:value="3008689" calcext:value-type="float">
            <text:p>3008689</text:p>
          </table:table-cell>
        </table:table-row>
        <table:table-row table:style-name="ro1">
          <table:table-cell office:value-type="float" office:value="3669827" calcext:value-type="float">
            <text:p>3669827</text:p>
          </table:table-cell>
        </table:table-row>
        <table:table-row table:style-name="ro1">
          <table:table-cell office:value-type="float" office:value="3556746" calcext:value-type="float">
            <text:p>3556746</text:p>
          </table:table-cell>
        </table:table-row>
        <table:table-row table:style-name="ro1">
          <table:table-cell office:value-type="float" office:value="2794020" calcext:value-type="float">
            <text:p>2794020</text:p>
          </table:table-cell>
        </table:table-row>
        <table:table-row table:style-name="ro1">
          <table:table-cell office:value-type="float" office:value="2780567" calcext:value-type="float">
            <text:p>2780567</text:p>
          </table:table-cell>
        </table:table-row>
        <table:table-row table:style-name="ro1">
          <table:table-cell office:value-type="float" office:value="2843644" calcext:value-type="float">
            <text:p>2843644</text:p>
          </table:table-cell>
        </table:table-row>
        <table:table-row table:style-name="ro1">
          <table:table-cell office:value-type="float" office:value="2969197" calcext:value-type="float">
            <text:p>2969197</text:p>
          </table:table-cell>
        </table:table-row>
        <table:table-row table:style-name="ro1">
          <table:table-cell office:value-type="float" office:value="2990166" calcext:value-type="float">
            <text:p>2990166</text:p>
          </table:table-cell>
        </table:table-row>
        <table:table-row table:style-name="ro1">
          <table:table-cell office:value-type="float" office:value="2796266" calcext:value-type="float">
            <text:p>2796266</text:p>
          </table:table-cell>
        </table:table-row>
        <table:table-row table:style-name="ro1">
          <table:table-cell office:value-type="float" office:value="2685512" calcext:value-type="float">
            <text:p>2685512</text:p>
          </table:table-cell>
        </table:table-row>
        <table:table-row table:style-name="ro1">
          <table:table-cell office:value-type="float" office:value="2939037" calcext:value-type="float">
            <text:p>2939037</text:p>
          </table:table-cell>
        </table:table-row>
        <table:table-row table:style-name="ro1">
          <table:table-cell office:value-type="float" office:value="2584157" calcext:value-type="float">
            <text:p>2584157</text:p>
          </table:table-cell>
        </table:table-row>
        <table:table-row table:style-name="ro1">
          <table:table-cell office:value-type="float" office:value="2746828" calcext:value-type="float">
            <text:p>2746828</text:p>
          </table:table-cell>
        </table:table-row>
        <table:table-row table:style-name="ro1">
          <table:table-cell office:value-type="float" office:value="2992575" calcext:value-type="float">
            <text:p>2992575</text:p>
          </table:table-cell>
        </table:table-row>
        <table:table-row table:style-name="ro1">
          <table:table-cell office:value-type="float" office:value="3724601" calcext:value-type="float">
            <text:p>3724601</text:p>
          </table:table-cell>
        </table:table-row>
        <table:table-row table:style-name="ro1">
          <table:table-cell office:value-type="float" office:value="3233963" calcext:value-type="float">
            <text:p>3233963</text:p>
          </table:table-cell>
        </table:table-row>
        <table:table-row table:style-name="ro1">
          <table:table-cell office:value-type="float" office:value="2783608" calcext:value-type="float">
            <text:p>2783608</text:p>
          </table:table-cell>
        </table:table-row>
        <table:table-row table:style-name="ro1">
          <table:table-cell office:value-type="float" office:value="2750101" calcext:value-type="float">
            <text:p>2750101</text:p>
          </table:table-cell>
        </table:table-row>
        <table:table-row table:style-name="ro1">
          <table:table-cell office:value-type="float" office:value="3023975" calcext:value-type="float">
            <text:p>3023975</text:p>
          </table:table-cell>
        </table:table-row>
        <table:table-row table:style-name="ro1">
          <table:table-cell office:value-type="float" office:value="2921112" calcext:value-type="float">
            <text:p>2921112</text:p>
          </table:table-cell>
        </table:table-row>
        <table:table-row table:style-name="ro1">
          <table:table-cell office:value-type="float" office:value="2886580" calcext:value-type="float">
            <text:p>2886580</text:p>
          </table:table-cell>
        </table:table-row>
        <table:table-row table:style-name="ro1">
          <table:table-cell office:value-type="float" office:value="2920573" calcext:value-type="float">
            <text:p>2920573</text:p>
          </table:table-cell>
        </table:table-row>
        <table:table-row table:style-name="ro1">
          <table:table-cell office:value-type="float" office:value="2884076" calcext:value-type="float">
            <text:p>2884076</text:p>
          </table:table-cell>
        </table:table-row>
        <table:table-row table:style-name="ro1">
          <table:table-cell office:value-type="float" office:value="3250865" calcext:value-type="float">
            <text:p>3250865</text:p>
          </table:table-cell>
        </table:table-row>
        <table:table-row table:style-name="ro1">
          <table:table-cell office:value-type="float" office:value="3975982" calcext:value-type="float">
            <text:p>3975982</text:p>
          </table:table-cell>
        </table:table-row>
        <table:table-row table:style-name="ro1">
          <table:table-cell office:value-type="float" office:value="3654567" calcext:value-type="float">
            <text:p>3654567</text:p>
          </table:table-cell>
        </table:table-row>
        <table:table-row table:style-name="ro1">
          <table:table-cell office:value-type="float" office:value="3162124" calcext:value-type="float">
            <text:p>3162124</text:p>
          </table:table-cell>
        </table:table-row>
        <table:table-row table:style-name="ro1">
          <table:table-cell office:value-type="float" office:value="2953443" calcext:value-type="float">
            <text:p>2953443</text:p>
          </table:table-cell>
        </table:table-row>
        <table:table-row table:style-name="ro1">
          <table:table-cell office:value-type="float" office:value="2747217" calcext:value-type="float">
            <text:p>2747217</text:p>
          </table:table-cell>
        </table:table-row>
        <table:table-row table:style-name="ro1">
          <table:table-cell office:value-type="float" office:value="2802023" calcext:value-type="float">
            <text:p>2802023</text:p>
          </table:table-cell>
        </table:table-row>
        <table:table-row table:style-name="ro1">
          <table:table-cell office:value-type="float" office:value="2665111" calcext:value-type="float">
            <text:p>2665111</text:p>
          </table:table-cell>
        </table:table-row>
        <table:table-row table:style-name="ro1">
          <table:table-cell office:value-type="float" office:value="2732346" calcext:value-type="float">
            <text:p>2732346</text:p>
          </table:table-cell>
        </table:table-row>
        <table:table-row table:style-name="ro1">
          <table:table-cell office:value-type="float" office:value="2876921" calcext:value-type="float">
            <text:p>2876921</text:p>
          </table:table-cell>
        </table:table-row>
        <table:table-row table:style-name="ro1">
          <table:table-cell office:value-type="float" office:value="2873004" calcext:value-type="float">
            <text:p>2873004</text:p>
          </table:table-cell>
        </table:table-row>
        <table:table-row table:style-name="ro1">
          <table:table-cell office:value-type="float" office:value="3141961" calcext:value-type="float">
            <text:p>3141961</text:p>
          </table:table-cell>
        </table:table-row>
        <table:table-row table:style-name="ro1">
          <table:table-cell office:value-type="float" office:value="2752131" calcext:value-type="float">
            <text:p>2752131</text:p>
          </table:table-cell>
        </table:table-row>
        <table:table-row table:style-name="ro1">
          <table:table-cell office:value-type="float" office:value="2803482" calcext:value-type="float">
            <text:p>2803482</text:p>
          </table:table-cell>
        </table:table-row>
        <table:table-row table:style-name="ro1">
          <table:table-cell office:value-type="float" office:value="2904136" calcext:value-type="float">
            <text:p>2904136</text:p>
          </table:table-cell>
        </table:table-row>
        <table:table-row table:style-name="ro1">
          <table:table-cell office:value-type="float" office:value="3913958" calcext:value-type="float">
            <text:p>3913958</text:p>
          </table:table-cell>
        </table:table-row>
        <table:table-row table:style-name="ro1">
          <table:table-cell office:value-type="float" office:value="3524137" calcext:value-type="float">
            <text:p>3524137</text:p>
          </table:table-cell>
        </table:table-row>
        <table:table-row table:style-name="ro1">
          <table:table-cell office:value-type="float" office:value="3237331" calcext:value-type="float">
            <text:p>3237331</text:p>
          </table:table-cell>
        </table:table-row>
        <table:table-row table:style-name="ro1">
          <table:table-cell office:value-type="float" office:value="2904731" calcext:value-type="float">
            <text:p>2904731</text:p>
          </table:table-cell>
        </table:table-row>
        <table:table-row table:style-name="ro1">
          <table:table-cell office:value-type="float" office:value="2947808" calcext:value-type="float">
            <text:p>2947808</text:p>
          </table:table-cell>
        </table:table-row>
        <table:table-row table:style-name="ro1">
          <table:table-cell office:value-type="float" office:value="2681382" calcext:value-type="float">
            <text:p>2681382</text:p>
          </table:table-cell>
        </table:table-row>
        <table:table-row table:style-name="ro1">
          <table:table-cell office:value-type="float" office:value="3079431" calcext:value-type="float">
            <text:p>3079431</text:p>
          </table:table-cell>
        </table:table-row>
        <table:table-row table:style-name="ro1">
          <table:table-cell office:value-type="float" office:value="3194087" calcext:value-type="float">
            <text:p>3194087</text:p>
          </table:table-cell>
        </table:table-row>
        <table:table-row table:style-name="ro1">
          <table:table-cell office:value-type="float" office:value="2699222" calcext:value-type="float">
            <text:p>2699222</text:p>
          </table:table-cell>
        </table:table-row>
        <table:table-row table:style-name="ro1">
          <table:table-cell office:value-type="float" office:value="2796981" calcext:value-type="float">
            <text:p>2796981</text:p>
          </table:table-cell>
        </table:table-row>
        <table:table-row table:style-name="ro1">
          <table:table-cell office:value-type="float" office:value="3001399" calcext:value-type="float">
            <text:p>3001399</text:p>
          </table:table-cell>
        </table:table-row>
        <table:table-row table:style-name="ro1">
          <table:table-cell office:value-type="float" office:value="2987442" calcext:value-type="float">
            <text:p>2987442</text:p>
          </table:table-cell>
        </table:table-row>
        <table:table-row table:style-name="ro1">
          <table:table-cell office:value-type="float" office:value="3835270" calcext:value-type="float">
            <text:p>3835270</text:p>
          </table:table-cell>
        </table:table-row>
        <table:table-row table:style-name="ro1">
          <table:table-cell office:value-type="float" office:value="3673432" calcext:value-type="float">
            <text:p>3673432</text:p>
          </table:table-cell>
        </table:table-row>
        <table:table-row table:style-name="ro1">
          <table:table-cell office:value-type="float" office:value="3101015" calcext:value-type="float">
            <text:p>3101015</text:p>
          </table:table-cell>
        </table:table-row>
        <table:table-row table:style-name="ro1">
          <table:table-cell office:value-type="float" office:value="2764874" calcext:value-type="float">
            <text:p>2764874</text:p>
          </table:table-cell>
        </table:table-row>
        <table:table-row table:style-name="ro1">
          <table:table-cell office:value-type="float" office:value="2807522" calcext:value-type="float">
            <text:p>2807522</text:p>
          </table:table-cell>
        </table:table-row>
        <table:table-row table:style-name="ro1">
          <table:table-cell office:value-type="float" office:value="3030664" calcext:value-type="float">
            <text:p>3030664</text:p>
          </table:table-cell>
        </table:table-row>
        <table:table-row table:style-name="ro1">
          <table:table-cell office:value-type="float" office:value="2892954" calcext:value-type="float">
            <text:p>2892954</text:p>
          </table:table-cell>
        </table:table-row>
        <table:table-row table:style-name="ro1">
          <table:table-cell office:value-type="float" office:value="2835986" calcext:value-type="float">
            <text:p>2835986</text:p>
          </table:table-cell>
        </table:table-row>
        <table:table-row table:style-name="ro1">
          <table:table-cell office:value-type="float" office:value="2717525" calcext:value-type="float">
            <text:p>2717525</text:p>
          </table:table-cell>
        </table:table-row>
        <table:table-row table:style-name="ro1">
          <table:table-cell office:value-type="float" office:value="2897474" calcext:value-type="float">
            <text:p>2897474</text:p>
          </table:table-cell>
        </table:table-row>
        <table:table-row table:style-name="ro1">
          <table:table-cell office:value-type="float" office:value="2928855" calcext:value-type="float">
            <text:p>2928855</text:p>
          </table:table-cell>
        </table:table-row>
        <table:table-row table:style-name="ro1">
          <table:table-cell office:value-type="float" office:value="2810569" calcext:value-type="float">
            <text:p>2810569</text:p>
          </table:table-cell>
        </table:table-row>
        <table:table-row table:style-name="ro1">
          <table:table-cell office:value-type="float" office:value="2681029" calcext:value-type="float">
            <text:p>2681029</text:p>
          </table:table-cell>
        </table:table-row>
        <table:table-row table:style-name="ro1">
          <table:table-cell office:value-type="float" office:value="2937475" calcext:value-type="float">
            <text:p>2937475</text:p>
          </table:table-cell>
        </table:table-row>
        <table:table-row table:style-name="ro1">
          <table:table-cell office:value-type="float" office:value="3774724" calcext:value-type="float">
            <text:p>3774724</text:p>
          </table:table-cell>
        </table:table-row>
        <table:table-row table:style-name="ro1">
          <table:table-cell office:value-type="float" office:value="3379777" calcext:value-type="float">
            <text:p>3379777</text:p>
          </table:table-cell>
        </table:table-row>
        <table:table-row table:style-name="ro1">
          <table:table-cell office:value-type="float" office:value="2762833" calcext:value-type="float">
            <text:p>2762833</text:p>
          </table:table-cell>
        </table:table-row>
        <table:table-row table:style-name="ro1">
          <table:table-cell office:value-type="float" office:value="2753655" calcext:value-type="float">
            <text:p>2753655</text:p>
          </table:table-cell>
        </table:table-row>
        <table:table-row table:style-name="ro1">
          <table:table-cell office:value-type="float" office:value="2773663" calcext:value-type="float">
            <text:p>2773663</text:p>
          </table:table-cell>
        </table:table-row>
        <table:table-row table:style-name="ro1">
          <table:table-cell office:value-type="float" office:value="2833860" calcext:value-type="float">
            <text:p>2833860</text:p>
          </table:table-cell>
        </table:table-row>
        <table:table-row table:style-name="ro1">
          <table:table-cell office:value-type="float" office:value="2874941" calcext:value-type="float">
            <text:p>2874941</text:p>
          </table:table-cell>
        </table:table-row>
        <table:table-row table:style-name="ro1">
          <table:table-cell office:value-type="float" office:value="2863976" calcext:value-type="float">
            <text:p>2863976</text:p>
          </table:table-cell>
        </table:table-row>
        <table:table-row table:style-name="ro1">
          <table:table-cell office:value-type="float" office:value="2770687" calcext:value-type="float">
            <text:p>2770687</text:p>
          </table:table-cell>
        </table:table-row>
        <table:table-row table:style-name="ro1">
          <table:table-cell office:value-type="float" office:value="2871017" calcext:value-type="float">
            <text:p>2871017</text:p>
          </table:table-cell>
        </table:table-row>
        <table:table-row table:style-name="ro1">
          <table:table-cell office:value-type="float" office:value="2937766" calcext:value-type="float">
            <text:p>2937766</text:p>
          </table:table-cell>
        </table:table-row>
        <table:table-row table:style-name="ro1">
          <table:table-cell office:value-type="float" office:value="2686290" calcext:value-type="float">
            <text:p>2686290</text:p>
          </table:table-cell>
        </table:table-row>
        <table:table-row table:style-name="ro1">
          <table:table-cell office:value-type="float" office:value="2981413" calcext:value-type="float">
            <text:p>2981413</text:p>
          </table:table-cell>
        </table:table-row>
        <table:table-row table:style-name="ro1">
          <table:table-cell office:value-type="float" office:value="4051504" calcext:value-type="float">
            <text:p>4051504</text:p>
          </table:table-cell>
        </table:table-row>
        <table:table-row table:style-name="ro1">
          <table:table-cell office:value-type="float" office:value="3482500" calcext:value-type="float">
            <text:p>3482500</text:p>
          </table:table-cell>
        </table:table-row>
        <table:table-row table:style-name="ro1">
          <table:table-cell office:value-type="float" office:value="3081533" calcext:value-type="float">
            <text:p>3081533</text:p>
          </table:table-cell>
        </table:table-row>
        <table:table-row table:style-name="ro1">
          <table:table-cell office:value-type="float" office:value="3334495" calcext:value-type="float">
            <text:p>3334495</text:p>
          </table:table-cell>
        </table:table-row>
        <table:table-row table:style-name="ro1">
          <table:table-cell office:value-type="float" office:value="2880133" calcext:value-type="float">
            <text:p>2880133</text:p>
          </table:table-cell>
        </table:table-row>
        <table:table-row table:style-name="ro1">
          <table:table-cell office:value-type="float" office:value="2489616" calcext:value-type="float">
            <text:p>2489616</text:p>
          </table:table-cell>
        </table:table-row>
        <table:table-row table:style-name="ro1">
          <table:table-cell office:value-type="float" office:value="3091121" calcext:value-type="float">
            <text:p>3091121</text:p>
          </table:table-cell>
        </table:table-row>
        <table:table-row table:style-name="ro1">
          <table:table-cell office:value-type="float" office:value="2893238" calcext:value-type="float">
            <text:p>2893238</text:p>
          </table:table-cell>
        </table:table-row>
        <table:table-row table:style-name="ro1">
          <table:table-cell office:value-type="float" office:value="2651285" calcext:value-type="float">
            <text:p>2651285</text:p>
          </table:table-cell>
        </table:table-row>
        <table:table-row table:style-name="ro1">
          <table:table-cell office:value-type="float" office:value="2733764" calcext:value-type="float">
            <text:p>2733764</text:p>
          </table:table-cell>
        </table:table-row>
        <table:table-row table:style-name="ro1">
          <table:table-cell office:value-type="float" office:value="2871174" calcext:value-type="float">
            <text:p>2871174</text:p>
          </table:table-cell>
        </table:table-row>
        <table:table-row table:style-name="ro1">
          <table:table-cell office:value-type="float" office:value="2877801" calcext:value-type="float">
            <text:p>2877801</text:p>
          </table:table-cell>
        </table:table-row>
        <table:table-row table:style-name="ro1">
          <table:table-cell office:value-type="float" office:value="2774886" calcext:value-type="float">
            <text:p>2774886</text:p>
          </table:table-cell>
        </table:table-row>
        <table:table-row table:style-name="ro1">
          <table:table-cell office:value-type="float" office:value="2845972" calcext:value-type="float">
            <text:p>2845972</text:p>
          </table:table-cell>
        </table:table-row>
        <table:table-row table:style-name="ro1">
          <table:table-cell office:value-type="float" office:value="3037699" calcext:value-type="float">
            <text:p>3037699</text:p>
          </table:table-cell>
        </table:table-row>
        <table:table-row table:style-name="ro1">
          <table:table-cell office:value-type="float" office:value="3788077" calcext:value-type="float">
            <text:p>3788077</text:p>
          </table:table-cell>
        </table:table-row>
        <table:table-row table:style-name="ro1">
          <table:table-cell office:value-type="float" office:value="3607388" calcext:value-type="float">
            <text:p>3607388</text:p>
          </table:table-cell>
        </table:table-row>
        <table:table-row table:style-name="ro1">
          <table:table-cell office:value-type="float" office:value="2881487" calcext:value-type="float">
            <text:p>2881487</text:p>
          </table:table-cell>
        </table:table-row>
        <table:table-row table:style-name="ro1">
          <table:table-cell office:value-type="float" office:value="2887298" calcext:value-type="float">
            <text:p>2887298</text:p>
          </table:table-cell>
        </table:table-row>
        <table:table-row table:style-name="ro1">
          <table:table-cell office:value-type="float" office:value="2844970" calcext:value-type="float">
            <text:p>2844970</text:p>
          </table:table-cell>
        </table:table-row>
        <table:table-row table:style-name="ro1">
          <table:table-cell office:value-type="float" office:value="2922601" calcext:value-type="float">
            <text:p>2922601</text:p>
          </table:table-cell>
        </table:table-row>
        <table:table-row table:style-name="ro1">
          <table:table-cell office:value-type="float" office:value="3012143" calcext:value-type="float">
            <text:p>3012143</text:p>
          </table:table-cell>
        </table:table-row>
        <table:table-row table:style-name="ro1">
          <table:table-cell office:value-type="float" office:value="2871337" calcext:value-type="float">
            <text:p>2871337</text:p>
          </table:table-cell>
        </table:table-row>
        <table:table-row table:style-name="ro1">
          <table:table-cell office:value-type="float" office:value="2794183" calcext:value-type="float">
            <text:p>2794183</text:p>
          </table:table-cell>
        </table:table-row>
        <table:table-row table:style-name="ro1">
          <table:table-cell office:value-type="float" office:value="2966922" calcext:value-type="float">
            <text:p>2966922</text:p>
          </table:table-cell>
        </table:table-row>
        <table:table-row table:style-name="ro1">
          <table:table-cell office:value-type="float" office:value="2951187" calcext:value-type="float">
            <text:p>2951187</text:p>
          </table:table-cell>
        </table:table-row>
        <table:table-row table:style-name="ro1">
          <table:table-cell office:value-type="float" office:value="2842429" calcext:value-type="float">
            <text:p>2842429</text:p>
          </table:table-cell>
        </table:table-row>
        <table:table-row table:style-name="ro1">
          <table:table-cell office:value-type="float" office:value="2452015" calcext:value-type="float">
            <text:p>2452015</text:p>
          </table:table-cell>
        </table:table-row>
        <table:table-row table:style-name="ro1">
          <table:table-cell office:value-type="float" office:value="2833736" calcext:value-type="float">
            <text:p>2833736</text:p>
          </table:table-cell>
        </table:table-row>
        <table:table-row table:style-name="ro1">
          <table:table-cell office:value-type="float" office:value="2722770" calcext:value-type="float">
            <text:p>2722770</text:p>
          </table:table-cell>
        </table:table-row>
        <table:table-row table:style-name="ro1">
          <table:table-cell office:value-type="float" office:value="2724775" calcext:value-type="float">
            <text:p>2724775</text:p>
          </table:table-cell>
        </table:table-row>
        <table:table-row table:style-name="ro1">
          <table:table-cell office:value-type="float" office:value="2797776" calcext:value-type="float">
            <text:p>2797776</text:p>
          </table:table-cell>
        </table:table-row>
        <table:table-row table:style-name="ro1">
          <table:table-cell office:value-type="float" office:value="2968004" calcext:value-type="float">
            <text:p>2968004</text:p>
          </table:table-cell>
        </table:table-row>
        <table:table-row table:style-name="ro1">
          <table:table-cell office:value-type="float" office:value="2919598" calcext:value-type="float">
            <text:p>2919598</text:p>
          </table:table-cell>
        </table:table-row>
        <table:table-row table:style-name="ro1">
          <table:table-cell office:value-type="float" office:value="2792306" calcext:value-type="float">
            <text:p>2792306</text:p>
          </table:table-cell>
        </table:table-row>
        <table:table-row table:style-name="ro1">
          <table:table-cell office:value-type="float" office:value="2745673" calcext:value-type="float">
            <text:p>2745673</text:p>
          </table:table-cell>
        </table:table-row>
        <table:table-row table:style-name="ro1">
          <table:table-cell office:value-type="float" office:value="2766746" calcext:value-type="float">
            <text:p>2766746</text:p>
          </table:table-cell>
        </table:table-row>
        <table:table-row table:style-name="ro1">
          <table:table-cell office:value-type="float" office:value="2895882" calcext:value-type="float">
            <text:p>2895882</text:p>
          </table:table-cell>
        </table:table-row>
        <table:table-row table:style-name="ro1">
          <table:table-cell office:value-type="float" office:value="2757154" calcext:value-type="float">
            <text:p>2757154</text:p>
          </table:table-cell>
        </table:table-row>
        <table:table-row table:style-name="ro1">
          <table:table-cell office:value-type="float" office:value="2921357" calcext:value-type="float">
            <text:p>2921357</text:p>
          </table:table-cell>
        </table:table-row>
        <table:table-row table:style-name="ro1">
          <table:table-cell office:value-type="float" office:value="3919587" calcext:value-type="float">
            <text:p>3919587</text:p>
          </table:table-cell>
        </table:table-row>
        <table:table-row table:style-name="ro1">
          <table:table-cell office:value-type="float" office:value="3536136" calcext:value-type="float">
            <text:p>3536136</text:p>
          </table:table-cell>
        </table:table-row>
        <table:table-row table:style-name="ro1">
          <table:table-cell office:value-type="float" office:value="3191162" calcext:value-type="float">
            <text:p>3191162</text:p>
          </table:table-cell>
        </table:table-row>
        <table:table-row table:style-name="ro1">
          <table:table-cell office:value-type="float" office:value="2920261" calcext:value-type="float">
            <text:p>2920261</text:p>
          </table:table-cell>
        </table:table-row>
        <table:table-row table:style-name="ro1">
          <table:table-cell office:value-type="float" office:value="2756334" calcext:value-type="float">
            <text:p>2756334</text:p>
          </table:table-cell>
        </table:table-row>
        <table:table-row table:style-name="ro1">
          <table:table-cell office:value-type="float" office:value="2743853" calcext:value-type="float">
            <text:p>2743853</text:p>
          </table:table-cell>
        </table:table-row>
        <table:table-row table:style-name="ro1">
          <table:table-cell office:value-type="float" office:value="2977938" calcext:value-type="float">
            <text:p>2977938</text:p>
          </table:table-cell>
        </table:table-row>
        <table:table-row table:style-name="ro1">
          <table:table-cell office:value-type="float" office:value="2927491" calcext:value-type="float">
            <text:p>2927491</text:p>
          </table:table-cell>
        </table:table-row>
        <table:table-row table:style-name="ro1">
          <table:table-cell office:value-type="float" office:value="2822929" calcext:value-type="float">
            <text:p>2822929</text:p>
          </table:table-cell>
        </table:table-row>
        <table:table-row table:style-name="ro1">
          <table:table-cell office:value-type="float" office:value="2758777" calcext:value-type="float">
            <text:p>2758777</text:p>
          </table:table-cell>
        </table:table-row>
        <table:table-row table:style-name="ro1">
          <table:table-cell office:value-type="float" office:value="2770843" calcext:value-type="float">
            <text:p>2770843</text:p>
          </table:table-cell>
        </table:table-row>
        <table:table-row table:style-name="ro1">
          <table:table-cell office:value-type="float" office:value="2847401" calcext:value-type="float">
            <text:p>2847401</text:p>
          </table:table-cell>
        </table:table-row>
        <table:table-row table:style-name="ro1">
          <table:table-cell office:value-type="float" office:value="2845401" calcext:value-type="float">
            <text:p>2845401</text:p>
          </table:table-cell>
        </table:table-row>
        <table:table-row table:style-name="ro1">
          <table:table-cell office:value-type="float" office:value="2986504" calcext:value-type="float">
            <text:p>2986504</text:p>
          </table:table-cell>
        </table:table-row>
        <table:table-row table:style-name="ro1">
          <table:table-cell office:value-type="float" office:value="3819947" calcext:value-type="float">
            <text:p>3819947</text:p>
          </table:table-cell>
        </table:table-row>
        <table:table-row table:style-name="ro1">
          <table:table-cell office:value-type="float" office:value="3163140" calcext:value-type="float">
            <text:p>3163140</text:p>
          </table:table-cell>
        </table:table-row>
        <table:table-row table:style-name="ro1">
          <table:table-cell office:value-type="float" office:value="2810626" calcext:value-type="float">
            <text:p>2810626</text:p>
          </table:table-cell>
        </table:table-row>
        <table:table-row table:style-name="ro1">
          <table:table-cell office:value-type="float" office:value="2803640" calcext:value-type="float">
            <text:p>2803640</text:p>
          </table:table-cell>
        </table:table-row>
        <table:table-row table:style-name="ro1">
          <table:table-cell office:value-type="float" office:value="2604520" calcext:value-type="float">
            <text:p>2604520</text:p>
          </table:table-cell>
        </table:table-row>
        <table:table-row table:style-name="ro1">
          <table:table-cell office:value-type="float" office:value="3176381" calcext:value-type="float">
            <text:p>3176381</text:p>
          </table:table-cell>
        </table:table-row>
        <table:table-row table:style-name="ro1">
          <table:table-cell office:value-type="float" office:value="3013117" calcext:value-type="float">
            <text:p>3013117</text:p>
          </table:table-cell>
        </table:table-row>
        <table:table-row table:style-name="ro1">
          <table:table-cell office:value-type="float" office:value="2822495" calcext:value-type="float">
            <text:p>2822495</text:p>
          </table:table-cell>
        </table:table-row>
        <table:table-row table:style-name="ro1">
          <table:table-cell office:value-type="float" office:value="2668182" calcext:value-type="float">
            <text:p>2668182</text:p>
          </table:table-cell>
        </table:table-row>
        <table:table-row table:style-name="ro1">
          <table:table-cell office:value-type="float" office:value="2924613" calcext:value-type="float">
            <text:p>2924613</text:p>
          </table:table-cell>
        </table:table-row>
        <table:table-row table:style-name="ro1">
          <table:table-cell office:value-type="float" office:value="2836627" calcext:value-type="float">
            <text:p>2836627</text:p>
          </table:table-cell>
        </table:table-row>
        <table:table-row table:style-name="ro1">
          <table:table-cell office:value-type="float" office:value="2835035" calcext:value-type="float">
            <text:p>2835035</text:p>
          </table:table-cell>
        </table:table-row>
        <table:table-row table:style-name="ro1">
          <table:table-cell office:value-type="float" office:value="2822203" calcext:value-type="float">
            <text:p>2822203</text:p>
          </table:table-cell>
        </table:table-row>
        <table:table-row table:style-name="ro1">
          <table:table-cell office:value-type="float" office:value="2881100" calcext:value-type="float">
            <text:p>2881100</text:p>
          </table:table-cell>
        </table:table-row>
        <table:table-row table:style-name="ro1">
          <table:table-cell office:value-type="float" office:value="2962097" calcext:value-type="float">
            <text:p>2962097</text:p>
          </table:table-cell>
        </table:table-row>
        <table:table-row table:style-name="ro1">
          <table:table-cell office:value-type="float" office:value="2766733" calcext:value-type="float">
            <text:p>2766733</text:p>
          </table:table-cell>
        </table:table-row>
        <table:table-row table:style-name="ro1">
          <table:table-cell office:value-type="float" office:value="2766884" calcext:value-type="float">
            <text:p>2766884</text:p>
          </table:table-cell>
        </table:table-row>
        <table:table-row table:style-name="ro1">
          <table:table-cell office:value-type="float" office:value="3219340" calcext:value-type="float">
            <text:p>3219340</text:p>
          </table:table-cell>
        </table:table-row>
        <table:table-row table:style-name="ro1">
          <table:table-cell office:value-type="float" office:value="3168905" calcext:value-type="float">
            <text:p>3168905</text:p>
          </table:table-cell>
        </table:table-row>
        <table:table-row table:style-name="ro1">
          <table:table-cell office:value-type="float" office:value="2902717" calcext:value-type="float">
            <text:p>2902717</text:p>
          </table:table-cell>
        </table:table-row>
        <table:table-row table:style-name="ro1">
          <table:table-cell office:value-type="float" office:value="2902874" calcext:value-type="float">
            <text:p>2902874</text:p>
          </table:table-cell>
        </table:table-row>
        <table:table-row table:style-name="ro1">
          <table:table-cell office:value-type="float" office:value="2789916" calcext:value-type="float">
            <text:p>2789916</text:p>
          </table:table-cell>
        </table:table-row>
        <table:table-row table:style-name="ro1">
          <table:table-cell office:value-type="float" office:value="2780819" calcext:value-type="float">
            <text:p>2780819</text:p>
          </table:table-cell>
        </table:table-row>
        <table:table-row table:style-name="ro1">
          <table:table-cell office:value-type="float" office:value="2949789" calcext:value-type="float">
            <text:p>2949789</text:p>
          </table:table-cell>
        </table:table-row>
        <table:table-row table:style-name="ro1">
          <table:table-cell office:value-type="float" office:value="2794428" calcext:value-type="float">
            <text:p>2794428</text:p>
          </table:table-cell>
        </table:table-row>
        <table:table-row table:style-name="ro1">
          <table:table-cell office:value-type="float" office:value="2857467" calcext:value-type="float">
            <text:p>2857467</text:p>
          </table:table-cell>
        </table:table-row>
        <table:table-row table:style-name="ro1">
          <table:table-cell office:value-type="float" office:value="3027186" calcext:value-type="float">
            <text:p>3027186</text:p>
          </table:table-cell>
        </table:table-row>
        <table:table-row table:style-name="ro1">
          <table:table-cell office:value-type="float" office:value="2782635" calcext:value-type="float">
            <text:p>2782635</text:p>
          </table:table-cell>
        </table:table-row>
        <table:table-row table:style-name="ro1">
          <table:table-cell office:value-type="float" office:value="2951389" calcext:value-type="float">
            <text:p>2951389</text:p>
          </table:table-cell>
        </table:table-row>
        <table:table-row table:style-name="ro1">
          <table:table-cell office:value-type="float" office:value="2822005" calcext:value-type="float">
            <text:p>2822005</text:p>
          </table:table-cell>
        </table:table-row>
        <table:table-row table:style-name="ro1">
          <table:table-cell office:value-type="float" office:value="2901245" calcext:value-type="float">
            <text:p>2901245</text:p>
          </table:table-cell>
        </table:table-row>
        <table:table-row table:style-name="ro1">
          <table:table-cell office:value-type="float" office:value="2823935" calcext:value-type="float">
            <text:p>2823935</text:p>
          </table:table-cell>
        </table:table-row>
        <table:table-row table:style-name="ro1">
          <table:table-cell office:value-type="float" office:value="2728137" calcext:value-type="float">
            <text:p>2728137</text:p>
          </table:table-cell>
        </table:table-row>
        <table:table-row table:style-name="ro1">
          <table:table-cell office:value-type="float" office:value="3140022" calcext:value-type="float">
            <text:p>3140022</text:p>
          </table:table-cell>
        </table:table-row>
        <table:table-row table:style-name="ro1">
          <table:table-cell office:value-type="float" office:value="3025610" calcext:value-type="float">
            <text:p>3025610</text:p>
          </table:table-cell>
        </table:table-row>
        <table:table-row table:style-name="ro1">
          <table:table-cell office:value-type="float" office:value="2739147" calcext:value-type="float">
            <text:p>2739147</text:p>
          </table:table-cell>
        </table:table-row>
        <table:table-row table:style-name="ro1">
          <table:table-cell office:value-type="float" office:value="3151021" calcext:value-type="float">
            <text:p>3151021</text:p>
          </table:table-cell>
        </table:table-row>
        <table:table-row table:style-name="ro1">
          <table:table-cell office:value-type="float" office:value="2807003" calcext:value-type="float">
            <text:p>2807003</text:p>
          </table:table-cell>
        </table:table-row>
        <table:table-row table:style-name="ro1">
          <table:table-cell office:value-type="float" office:value="2932176" calcext:value-type="float">
            <text:p>2932176</text:p>
          </table:table-cell>
        </table:table-row>
        <table:table-row table:style-name="ro1">
          <table:table-cell office:value-type="float" office:value="4176048" calcext:value-type="float">
            <text:p>4176048</text:p>
          </table:table-cell>
        </table:table-row>
        <table:table-row table:style-name="ro1">
          <table:table-cell office:value-type="float" office:value="3374911" calcext:value-type="float">
            <text:p>3374911</text:p>
          </table:table-cell>
        </table:table-row>
        <table:table-row table:style-name="ro1">
          <table:table-cell office:value-type="float" office:value="2940581" calcext:value-type="float">
            <text:p>2940581</text:p>
          </table:table-cell>
        </table:table-row>
        <table:table-row table:style-name="ro1">
          <table:table-cell office:value-type="float" office:value="2874355" calcext:value-type="float">
            <text:p>2874355</text:p>
          </table:table-cell>
        </table:table-row>
        <table:table-row table:style-name="ro1">
          <table:table-cell office:value-type="float" office:value="2768944" calcext:value-type="float">
            <text:p>2768944</text:p>
          </table:table-cell>
        </table:table-row>
        <table:table-row table:style-name="ro1">
          <table:table-cell office:value-type="float" office:value="2734066" calcext:value-type="float">
            <text:p>2734066</text:p>
          </table:table-cell>
        </table:table-row>
        <table:table-row table:style-name="ro1">
          <table:table-cell office:value-type="float" office:value="2952984" calcext:value-type="float">
            <text:p>2952984</text:p>
          </table:table-cell>
        </table:table-row>
        <table:table-row table:style-name="ro1">
          <table:table-cell office:value-type="float" office:value="2746331" calcext:value-type="float">
            <text:p>2746331</text:p>
          </table:table-cell>
        </table:table-row>
        <table:table-row table:style-name="ro1">
          <table:table-cell office:value-type="float" office:value="2767528" calcext:value-type="float">
            <text:p>2767528</text:p>
          </table:table-cell>
        </table:table-row>
        <table:table-row table:style-name="ro1">
          <table:table-cell office:value-type="float" office:value="2957879" calcext:value-type="float">
            <text:p>2957879</text:p>
          </table:table-cell>
        </table:table-row>
        <table:table-row table:style-name="ro1">
          <table:table-cell office:value-type="float" office:value="3055328" calcext:value-type="float">
            <text:p>3055328</text:p>
          </table:table-cell>
        </table:table-row>
        <table:table-row table:style-name="ro1">
          <table:table-cell office:value-type="float" office:value="2745142" calcext:value-type="float">
            <text:p>2745142</text:p>
          </table:table-cell>
        </table:table-row>
        <table:table-row table:style-name="ro1">
          <table:table-cell office:value-type="float" office:value="2792947" calcext:value-type="float">
            <text:p>2792947</text:p>
          </table:table-cell>
        </table:table-row>
        <table:table-row table:style-name="ro1">
          <table:table-cell office:value-type="float" office:value="2644288" calcext:value-type="float">
            <text:p>2644288</text:p>
          </table:table-cell>
        </table:table-row>
        <table:table-row table:style-name="ro1">
          <table:table-cell office:value-type="float" office:value="2781402" calcext:value-type="float">
            <text:p>2781402</text:p>
          </table:table-cell>
        </table:table-row>
        <table:table-row table:style-name="ro1">
          <table:table-cell office:value-type="float" office:value="2983650" calcext:value-type="float">
            <text:p>2983650</text:p>
          </table:table-cell>
        </table:table-row>
        <table:table-row table:style-name="ro1">
          <table:table-cell office:value-type="float" office:value="2718173" calcext:value-type="float">
            <text:p>2718173</text:p>
          </table:table-cell>
        </table:table-row>
        <table:table-row table:style-name="ro1">
          <table:table-cell office:value-type="float" office:value="3162981" calcext:value-type="float">
            <text:p>3162981</text:p>
          </table:table-cell>
        </table:table-row>
        <table:table-row table:style-name="ro1">
          <table:table-cell office:value-type="float" office:value="2634831" calcext:value-type="float">
            <text:p>2634831</text:p>
          </table:table-cell>
        </table:table-row>
        <table:table-row table:style-name="ro1">
          <table:table-cell office:value-type="float" office:value="2860694" calcext:value-type="float">
            <text:p>2860694</text:p>
          </table:table-cell>
        </table:table-row>
        <table:table-row table:style-name="ro1">
          <table:table-cell office:value-type="float" office:value="3041574" calcext:value-type="float">
            <text:p>3041574</text:p>
          </table:table-cell>
        </table:table-row>
        <table:table-row table:style-name="ro1">
          <table:table-cell office:value-type="float" office:value="2763161" calcext:value-type="float">
            <text:p>2763161</text:p>
          </table:table-cell>
        </table:table-row>
        <table:table-row table:style-name="ro1">
          <table:table-cell office:value-type="float" office:value="2886251" calcext:value-type="float">
            <text:p>2886251</text:p>
          </table:table-cell>
        </table:table-row>
        <table:table-row table:style-name="ro1">
          <table:table-cell office:value-type="float" office:value="2557062" calcext:value-type="float">
            <text:p>2557062</text:p>
          </table:table-cell>
        </table:table-row>
        <table:table-row table:style-name="ro1">
          <table:table-cell office:value-type="float" office:value="2760384" calcext:value-type="float">
            <text:p>2760384</text:p>
          </table:table-cell>
        </table:table-row>
        <table:table-row table:style-name="ro1">
          <table:table-cell office:value-type="float" office:value="3004554" calcext:value-type="float">
            <text:p>3004554</text:p>
          </table:table-cell>
        </table:table-row>
        <table:table-row table:style-name="ro1">
          <table:table-cell office:value-type="float" office:value="2921796" calcext:value-type="float">
            <text:p>2921796</text:p>
          </table:table-cell>
        </table:table-row>
        <table:table-row table:style-name="ro1">
          <table:table-cell office:value-type="float" office:value="2729255" calcext:value-type="float">
            <text:p>2729255</text:p>
          </table:table-cell>
        </table:table-row>
        <table:table-row table:style-name="ro1">
          <table:table-cell office:value-type="float" office:value="2868972" calcext:value-type="float">
            <text:p>2868972</text:p>
          </table:table-cell>
        </table:table-row>
        <table:table-row table:style-name="ro1">
          <table:table-cell office:value-type="float" office:value="3007283" calcext:value-type="float">
            <text:p>3007283</text:p>
          </table:table-cell>
        </table:table-row>
        <table:table-row table:style-name="ro1">
          <table:table-cell office:value-type="float" office:value="2894627" calcext:value-type="float">
            <text:p>2894627</text:p>
          </table:table-cell>
        </table:table-row>
        <table:table-row table:style-name="ro1">
          <table:table-cell office:value-type="float" office:value="2822752" calcext:value-type="float">
            <text:p>2822752</text:p>
          </table:table-cell>
        </table:table-row>
        <table:table-row table:style-name="ro1">
          <table:table-cell office:value-type="float" office:value="2879155" calcext:value-type="float">
            <text:p>2879155</text:p>
          </table:table-cell>
        </table:table-row>
        <table:table-row table:style-name="ro1">
          <table:table-cell office:value-type="float" office:value="2845900" calcext:value-type="float">
            <text:p>2845900</text:p>
          </table:table-cell>
        </table:table-row>
        <table:table-row table:style-name="ro1">
          <table:table-cell office:value-type="float" office:value="3002372" calcext:value-type="float">
            <text:p>3002372</text:p>
          </table:table-cell>
        </table:table-row>
        <table:table-row table:style-name="ro1">
          <table:table-cell office:value-type="float" office:value="2972844" calcext:value-type="float">
            <text:p>2972844</text:p>
          </table:table-cell>
        </table:table-row>
        <table:table-row table:style-name="ro1">
          <table:table-cell office:value-type="float" office:value="2880503" calcext:value-type="float">
            <text:p>2880503</text:p>
          </table:table-cell>
        </table:table-row>
        <table:table-row table:style-name="ro1">
          <table:table-cell office:value-type="float" office:value="2436227" calcext:value-type="float">
            <text:p>2436227</text:p>
          </table:table-cell>
        </table:table-row>
        <table:table-row table:style-name="ro1">
          <table:table-cell office:value-type="float" office:value="2964507" calcext:value-type="float">
            <text:p>2964507</text:p>
          </table:table-cell>
        </table:table-row>
        <table:table-row table:style-name="ro1">
          <table:table-cell office:value-type="float" office:value="2995602" calcext:value-type="float">
            <text:p>2995602</text:p>
          </table:table-cell>
        </table:table-row>
        <table:table-row table:style-name="ro1">
          <table:table-cell office:value-type="float" office:value="2871522" calcext:value-type="float">
            <text:p>2871522</text:p>
          </table:table-cell>
        </table:table-row>
        <table:table-row table:style-name="ro1">
          <table:table-cell office:value-type="float" office:value="2862611" calcext:value-type="float">
            <text:p>2862611</text:p>
          </table:table-cell>
        </table:table-row>
        <table:table-row table:style-name="ro1">
          <table:table-cell office:value-type="float" office:value="2974137" calcext:value-type="float">
            <text:p>2974137</text:p>
          </table:table-cell>
        </table:table-row>
        <table:table-row table:style-name="ro1">
          <table:table-cell office:value-type="float" office:value="2963803" calcext:value-type="float">
            <text:p>2963803</text:p>
          </table:table-cell>
        </table:table-row>
        <table:table-row table:style-name="ro1">
          <table:table-cell office:value-type="float" office:value="2849086" calcext:value-type="float">
            <text:p>2849086</text:p>
          </table:table-cell>
        </table:table-row>
        <table:table-row table:style-name="ro1">
          <table:table-cell office:value-type="float" office:value="2832631" calcext:value-type="float">
            <text:p>2832631</text:p>
          </table:table-cell>
        </table:table-row>
        <table:table-row table:style-name="ro1">
          <table:table-cell office:value-type="float" office:value="2951791" calcext:value-type="float">
            <text:p>2951791</text:p>
          </table:table-cell>
        </table:table-row>
        <table:table-row table:style-name="ro1">
          <table:table-cell office:value-type="float" office:value="2798307" calcext:value-type="float">
            <text:p>2798307</text:p>
          </table:table-cell>
        </table:table-row>
        <table:table-row table:style-name="ro1">
          <table:table-cell office:value-type="float" office:value="2881338" calcext:value-type="float">
            <text:p>2881338</text:p>
          </table:table-cell>
        </table:table-row>
        <table:table-row table:style-name="ro1">
          <table:table-cell office:value-type="float" office:value="2783509" calcext:value-type="float">
            <text:p>2783509</text:p>
          </table:table-cell>
        </table:table-row>
        <table:table-row table:style-name="ro1">
          <table:table-cell office:value-type="float" office:value="2987689" calcext:value-type="float">
            <text:p>2987689</text:p>
          </table:table-cell>
        </table:table-row>
        <table:table-row table:style-name="ro1">
          <table:table-cell office:value-type="float" office:value="2797236" calcext:value-type="float">
            <text:p>2797236</text:p>
          </table:table-cell>
        </table:table-row>
        <table:table-row table:style-name="ro1">
          <table:table-cell office:value-type="float" office:value="2745719" calcext:value-type="float">
            <text:p>2745719</text:p>
          </table:table-cell>
        </table:table-row>
        <table:table-row table:style-name="ro1">
          <table:table-cell office:value-type="float" office:value="2722362" calcext:value-type="float">
            <text:p>2722362</text:p>
          </table:table-cell>
        </table:table-row>
        <table:table-row table:style-name="ro1">
          <table:table-cell office:value-type="float" office:value="2952306" calcext:value-type="float">
            <text:p>2952306</text:p>
          </table:table-cell>
        </table:table-row>
        <table:table-row table:style-name="ro1">
          <table:table-cell office:value-type="float" office:value="2963916" calcext:value-type="float">
            <text:p>2963916</text:p>
          </table:table-cell>
        </table:table-row>
        <table:table-row table:style-name="ro1">
          <table:table-cell office:value-type="float" office:value="2849056" calcext:value-type="float">
            <text:p>2849056</text:p>
          </table:table-cell>
        </table:table-row>
        <table:table-row table:style-name="ro1">
          <table:table-cell office:value-type="float" office:value="2875900" calcext:value-type="float">
            <text:p>2875900</text:p>
          </table:table-cell>
        </table:table-row>
        <table:table-row table:style-name="ro1">
          <table:table-cell office:value-type="float" office:value="2942635" calcext:value-type="float">
            <text:p>2942635</text:p>
          </table:table-cell>
        </table:table-row>
        <table:table-row table:style-name="ro1">
          <table:table-cell office:value-type="float" office:value="3619187" calcext:value-type="float">
            <text:p>3619187</text:p>
          </table:table-cell>
        </table:table-row>
        <table:table-row table:style-name="ro1">
          <table:table-cell office:value-type="float" office:value="3756213" calcext:value-type="float">
            <text:p>3756213</text:p>
          </table:table-cell>
        </table:table-row>
        <table:table-row table:style-name="ro1">
          <table:table-cell office:value-type="float" office:value="3286018" calcext:value-type="float">
            <text:p>3286018</text:p>
          </table:table-cell>
        </table:table-row>
        <table:table-row table:style-name="ro1">
          <table:table-cell office:value-type="float" office:value="3016488" calcext:value-type="float">
            <text:p>3016488</text:p>
          </table:table-cell>
        </table:table-row>
        <table:table-row table:style-name="ro1">
          <table:table-cell office:value-type="float" office:value="2812426" calcext:value-type="float">
            <text:p>2812426</text:p>
          </table:table-cell>
        </table:table-row>
        <table:table-row table:style-name="ro1">
          <table:table-cell office:value-type="float" office:value="2715550" calcext:value-type="float">
            <text:p>2715550</text:p>
          </table:table-cell>
        </table:table-row>
        <table:table-row table:style-name="ro1">
          <table:table-cell office:value-type="float" office:value="3133689" calcext:value-type="float">
            <text:p>3133689</text:p>
          </table:table-cell>
        </table:table-row>
        <table:table-row table:style-name="ro1">
          <table:table-cell office:value-type="float" office:value="2982394" calcext:value-type="float">
            <text:p>2982394</text:p>
          </table:table-cell>
        </table:table-row>
        <table:table-row table:style-name="ro1">
          <table:table-cell office:value-type="float" office:value="2847674" calcext:value-type="float">
            <text:p>2847674</text:p>
          </table:table-cell>
        </table:table-row>
        <table:table-row table:style-name="ro1">
          <table:table-cell office:value-type="float" office:value="2848795" calcext:value-type="float">
            <text:p>2848795</text:p>
          </table:table-cell>
        </table:table-row>
        <table:table-row table:style-name="ro1">
          <table:table-cell office:value-type="float" office:value="2864349" calcext:value-type="float">
            <text:p>2864349</text:p>
          </table:table-cell>
        </table:table-row>
        <table:table-row table:style-name="ro1">
          <table:table-cell office:value-type="float" office:value="2969509" calcext:value-type="float">
            <text:p>2969509</text:p>
          </table:table-cell>
        </table:table-row>
        <table:table-row table:style-name="ro1">
          <table:table-cell office:value-type="float" office:value="2872070" calcext:value-type="float">
            <text:p>2872070</text:p>
          </table:table-cell>
        </table:table-row>
        <table:table-row table:style-name="ro1">
          <table:table-cell office:value-type="float" office:value="3081028" calcext:value-type="float">
            <text:p>3081028</text:p>
          </table:table-cell>
        </table:table-row>
        <table:table-row table:style-name="ro1">
          <table:table-cell office:value-type="float" office:value="2965401" calcext:value-type="float">
            <text:p>2965401</text:p>
          </table:table-cell>
        </table:table-row>
        <table:table-row table:style-name="ro1">
          <table:table-cell office:value-type="float" office:value="3676554" calcext:value-type="float">
            <text:p>3676554</text:p>
          </table:table-cell>
        </table:table-row>
        <table:table-row table:style-name="ro1">
          <table:table-cell office:value-type="float" office:value="3653024" calcext:value-type="float">
            <text:p>3653024</text:p>
          </table:table-cell>
        </table:table-row>
        <table:table-row table:style-name="ro1">
          <table:table-cell office:value-type="float" office:value="2821650" calcext:value-type="float">
            <text:p>2821650</text:p>
          </table:table-cell>
        </table:table-row>
        <table:table-row table:style-name="ro1">
          <table:table-cell office:value-type="float" office:value="2811102" calcext:value-type="float">
            <text:p>2811102</text:p>
          </table:table-cell>
        </table:table-row>
        <table:table-row table:style-name="ro1">
          <table:table-cell office:value-type="float" office:value="2587476" calcext:value-type="float">
            <text:p>2587476</text:p>
          </table:table-cell>
        </table:table-row>
        <table:table-row table:style-name="ro1">
          <table:table-cell office:value-type="float" office:value="2810082" calcext:value-type="float">
            <text:p>2810082</text:p>
          </table:table-cell>
        </table:table-row>
        <table:table-row table:style-name="ro1">
          <table:table-cell office:value-type="float" office:value="2982868" calcext:value-type="float">
            <text:p>2982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8:49:59.483191556</meta:creation-date>
    <dc:date>2018-05-11T08:52:20.960441851</dc:date>
    <meta:editing-duration>PT2M23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93cm" svg:height="8.994cm" xlink:href=".." xlink:type="simple" chart:class="chart:line" chart:style-name="ch1">
        <chart:legend chart:legend-position="end" svg:x="35.856cm" svg:y="4.198cm" style:legend-expansion="high" chart:style-name="ch2"/>
        <chart:plot-area chart:style-name="ch3" table:cell-range-address="Sheet1.A1:Sheet1.A500" svg:x="0.761cm" svg:y="0.179cm" svg:width="34.334cm" svg:height="8.636cm">
          <chartooo:coordinate-region svg:x="2.308cm" svg:y="0.3cm" svg:width="32.787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7461">
                <text:p>1217461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3992">
                <text:p>1513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1966">
                <text:p>1431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1065">
                <text:p>1411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1124">
                <text:p>1431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7597">
                <text:p>1377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3807">
                <text:p>1403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3257">
                <text:p>1373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4702">
                <text:p>1384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8165">
                <text:p>1458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7254">
                <text:p>1357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5676">
                <text:p>1385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4940">
                <text:p>13749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4925">
                <text:p>1444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6008">
                <text:p>1366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9049">
                <text:p>1389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4780">
                <text:p>13747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9103">
                <text:p>1389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4851">
                <text:p>1384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9521">
                <text:p>1469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25662">
                <text:p>1425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23173">
                <text:p>14231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9331">
                <text:p>1479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9311">
                <text:p>1439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9934">
                <text:p>1509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0101">
                <text:p>154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6383">
                <text:p>1406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1490">
                <text:p>13614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7053">
                <text:p>14570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2381">
                <text:p>1372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1040">
                <text:p>14210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93212">
                <text:p>1393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94582">
                <text:p>13945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8055">
                <text:p>1448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91787">
                <text:p>1391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1649">
                <text:p>14016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51168">
                <text:p>1451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2049">
                <text:p>1432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54634">
                <text:p>1354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3892">
                <text:p>14338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7675">
                <text:p>1407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0540">
                <text:p>14005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35514">
                <text:p>1435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5246">
                <text:p>1455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20916">
                <text:p>1420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37569">
                <text:p>14375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59922">
                <text:p>13599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9886">
                <text:p>14798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82760">
                <text:p>13827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9123">
                <text:p>14091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1969">
                <text:p>13519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285">
                <text:p>13622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19725">
                <text:p>1519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75346">
                <text:p>13753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6808">
                <text:p>13668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34119">
                <text:p>1434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0490">
                <text:p>13504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635">
                <text:p>1440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7272">
                <text:p>1517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9381">
                <text:p>14093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57876">
                <text:p>1457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5706">
                <text:p>14457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97479">
                <text:p>1497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13580">
                <text:p>14135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8917">
                <text:p>13589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98489">
                <text:p>13984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27304">
                <text:p>1427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3487">
                <text:p>14234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54700">
                <text:p>14547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36010">
                <text:p>15360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1565">
                <text:p>1461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16116">
                <text:p>14161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84930">
                <text:p>13849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58202">
                <text:p>14582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65974">
                <text:p>14659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8474">
                <text:p>1518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39884">
                <text:p>14398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90209">
                <text:p>13902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7840">
                <text:p>15178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0358">
                <text:p>14703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8939">
                <text:p>14689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23904">
                <text:p>14239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20010">
                <text:p>14200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4089">
                <text:p>13840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75644">
                <text:p>13756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93814">
                <text:p>13938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3209">
                <text:p>14832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5222">
                <text:p>1505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90038">
                <text:p>1590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4468">
                <text:p>14944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7647">
                <text:p>14476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20114">
                <text:p>14201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82188">
                <text:p>1582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3179">
                <text:p>1493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7735">
                <text:p>14277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0553">
                <text:p>15505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98919">
                <text:p>13989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9944">
                <text:p>1499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34042">
                <text:p>1434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17895">
                <text:p>14178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19461">
                <text:p>14194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01992">
                <text:p>24019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35243">
                <text:p>2735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44244">
                <text:p>2744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74025">
                <text:p>28740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87368">
                <text:p>29873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12670">
                <text:p>30126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79263">
                <text:p>28792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87663">
                <text:p>28876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49874">
                <text:p>29498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47526">
                <text:p>31475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84978">
                <text:p>28849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80834">
                <text:p>28808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44492">
                <text:p>2944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10837">
                <text:p>30108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57856">
                <text:p>28578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44453">
                <text:p>27444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94030">
                <text:p>26940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03910">
                <text:p>29039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87413">
                <text:p>2987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60617">
                <text:p>28606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35270">
                <text:p>30352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68655">
                <text:p>28686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99064">
                <text:p>27990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37612">
                <text:p>27376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46258">
                <text:p>30462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69761">
                <text:p>25697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77220">
                <text:p>28772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69228">
                <text:p>2869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70903">
                <text:p>28709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8053">
                <text:p>29080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33628">
                <text:p>27336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7706">
                <text:p>28577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43435">
                <text:p>30434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32960">
                <text:p>27329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60042">
                <text:p>276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86304">
                <text:p>27863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42545">
                <text:p>31425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9134">
                <text:p>28291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55236">
                <text:p>28552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41428">
                <text:p>28414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73321">
                <text:p>28733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4238">
                <text:p>29042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18697">
                <text:p>29186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91188">
                <text:p>2791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63413">
                <text:p>27634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51561">
                <text:p>27515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83692">
                <text:p>28836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54816">
                <text:p>28548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46460">
                <text:p>29464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16937">
                <text:p>29169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81176">
                <text:p>28811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48317">
                <text:p>28483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75880">
                <text:p>28758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22059">
                <text:p>30220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04242">
                <text:p>30042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24815">
                <text:p>2924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05327">
                <text:p>28053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51851">
                <text:p>3051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82062">
                <text:p>30820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95467">
                <text:p>28954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61276">
                <text:p>30612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95814">
                <text:p>27958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35402">
                <text:p>28354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15452">
                <text:p>30154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75866">
                <text:p>27758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20324">
                <text:p>29203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26648">
                <text:p>30266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69751">
                <text:p>29697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87662">
                <text:p>28876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19219">
                <text:p>29192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56030">
                <text:p>29560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91228">
                <text:p>24912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84271">
                <text:p>2784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60780">
                <text:p>28607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71632">
                <text:p>28716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27193">
                <text:p>28271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75309">
                <text:p>28753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94328">
                <text:p>27943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47951">
                <text:p>30479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56037">
                <text:p>29560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61034">
                <text:p>30610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81280">
                <text:p>28812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56528">
                <text:p>31565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46784">
                <text:p>29467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41128">
                <text:p>29411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27382">
                <text:p>30273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67750">
                <text:p>26677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61329">
                <text:p>29613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96993">
                <text:p>28969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99159">
                <text:p>2799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55231">
                <text:p>27552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94973">
                <text:p>2994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75527">
                <text:p>37755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68250">
                <text:p>34682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73069">
                <text:p>27730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79488">
                <text:p>28794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29547">
                <text:p>26295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97674">
                <text:p>28976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94307">
                <text:p>27943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87920">
                <text:p>28879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35838">
                <text:p>28358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78950">
                <text:p>26789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23664">
                <text:p>28236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58802">
                <text:p>28588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06320">
                <text:p>28063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26623">
                <text:p>30266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02155">
                <text:p>28021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34703">
                <text:p>28347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48598">
                <text:p>30485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20151">
                <text:p>43201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10732">
                <text:p>28107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12139">
                <text:p>27121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30684">
                <text:p>29306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46976">
                <text:p>30469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18708">
                <text:p>32187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17235">
                <text:p>28172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79376">
                <text:p>30793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53634">
                <text:p>28536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12117">
                <text:p>2912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37156">
                <text:p>30371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34489">
                <text:p>28344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19616">
                <text:p>29196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32751">
                <text:p>30327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27866">
                <text:p>29278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24487">
                <text:p>39244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51796">
                <text:p>32517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29920">
                <text:p>29299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24933">
                <text:p>30249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88296">
                <text:p>28882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62588">
                <text:p>29625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32469">
                <text:p>29324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86544">
                <text:p>25865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54502">
                <text:p>27545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42854">
                <text:p>29428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68381">
                <text:p>2868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80429">
                <text:p>29804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65176">
                <text:p>28651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27252">
                <text:p>30272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10962">
                <text:p>41109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04853">
                <text:p>32048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95708">
                <text:p>28957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69080">
                <text:p>31690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64757">
                <text:p>28647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92852">
                <text:p>27928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20972">
                <text:p>30209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53189">
                <text:p>28531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10716">
                <text:p>28107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82489">
                <text:p>28824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08689">
                <text:p>30086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69827">
                <text:p>36698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56746">
                <text:p>35567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94020">
                <text:p>27940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80567">
                <text:p>27805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43644">
                <text:p>28436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69197">
                <text:p>29691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90166">
                <text:p>29901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96266">
                <text:p>27962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85512">
                <text:p>26855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39037">
                <text:p>29390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84157">
                <text:p>25841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46828">
                <text:p>27468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92575">
                <text:p>29925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24601">
                <text:p>37246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33963">
                <text:p>3233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83608">
                <text:p>27836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50101">
                <text:p>27501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23975">
                <text:p>30239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21112">
                <text:p>29211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86580">
                <text:p>28865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20573">
                <text:p>29205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84076">
                <text:p>28840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50865">
                <text:p>32508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75982">
                <text:p>39759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54567">
                <text:p>36545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62124">
                <text:p>31621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53443">
                <text:p>29534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47217">
                <text:p>27472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2023">
                <text:p>28020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65111">
                <text:p>26651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32346">
                <text:p>27323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76921">
                <text:p>28769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73004">
                <text:p>2873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41961">
                <text:p>31419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52131">
                <text:p>27521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03482">
                <text:p>28034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04136">
                <text:p>29041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13958">
                <text:p>39139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24137">
                <text:p>3524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37331">
                <text:p>32373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4731">
                <text:p>29047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47808">
                <text:p>29478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81382">
                <text:p>26813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79431">
                <text:p>30794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94087">
                <text:p>31940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99222">
                <text:p>26992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96981">
                <text:p>27969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1399">
                <text:p>30013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7442">
                <text:p>29874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35270">
                <text:p>38352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73432">
                <text:p>36734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01015">
                <text:p>31010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64874">
                <text:p>27648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07522">
                <text:p>28075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30664">
                <text:p>3030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92954">
                <text:p>28929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35986">
                <text:p>28359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17525">
                <text:p>27175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97474">
                <text:p>28974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28855">
                <text:p>29288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10569">
                <text:p>28105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81029">
                <text:p>26810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37475">
                <text:p>29374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74724">
                <text:p>37747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79777">
                <text:p>33797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62833">
                <text:p>27628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53655">
                <text:p>27536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73663">
                <text:p>27736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33860">
                <text:p>283386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74941">
                <text:p>28749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63976">
                <text:p>28639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70687">
                <text:p>27706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71017">
                <text:p>28710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37766">
                <text:p>2937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86290">
                <text:p>26862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81413">
                <text:p>29814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51504">
                <text:p>40515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82500">
                <text:p>34825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81533">
                <text:p>30815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34495">
                <text:p>33344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80133">
                <text:p>28801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89616">
                <text:p>24896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91121">
                <text:p>30911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93238">
                <text:p>28932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51285">
                <text:p>26512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33764">
                <text:p>27337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71174">
                <text:p>28711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77801">
                <text:p>28778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74886">
                <text:p>27748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45972">
                <text:p>28459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37699">
                <text:p>30376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88077">
                <text:p>37880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07388">
                <text:p>36073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81487">
                <text:p>28814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87298">
                <text:p>28872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44970">
                <text:p>28449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22601">
                <text:p>29226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12143">
                <text:p>30121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71337">
                <text:p>28713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94183">
                <text:p>27941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66922">
                <text:p>29669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51187">
                <text:p>29511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42429">
                <text:p>28424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52015">
                <text:p>2452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33736">
                <text:p>28337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722770">
                <text:p>272277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24775">
                <text:p>27247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97776">
                <text:p>27977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68004">
                <text:p>29680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19598">
                <text:p>29195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92306">
                <text:p>27923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45673">
                <text:p>27456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766746">
                <text:p>27667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95882">
                <text:p>28958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57154">
                <text:p>27571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21357">
                <text:p>29213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19587">
                <text:p>39195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36136">
                <text:p>35361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91162">
                <text:p>31911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20261">
                <text:p>29202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56334">
                <text:p>27563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43853">
                <text:p>27438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77938">
                <text:p>29779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27491">
                <text:p>29274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22929">
                <text:p>28229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58777">
                <text:p>27587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70843">
                <text:p>27708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47401">
                <text:p>28474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45401">
                <text:p>28454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86504">
                <text:p>29865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9947">
                <text:p>38199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63140">
                <text:p>31631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10626">
                <text:p>28106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03640">
                <text:p>28036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04520">
                <text:p>26045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76381">
                <text:p>31763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13117">
                <text:p>30131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22495">
                <text:p>28224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68182">
                <text:p>26681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24613">
                <text:p>29246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36627">
                <text:p>28366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35035">
                <text:p>28350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22203">
                <text:p>28222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81100">
                <text:p>28811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62097">
                <text:p>29620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66733">
                <text:p>27667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66884">
                <text:p>27668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219340">
                <text:p>32193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68905">
                <text:p>31689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02717">
                <text:p>29027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02874">
                <text:p>29028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89916">
                <text:p>27899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80819">
                <text:p>27808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49789">
                <text:p>2949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94428">
                <text:p>27944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57467">
                <text:p>28574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27186">
                <text:p>30271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782635">
                <text:p>27826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51389">
                <text:p>29513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22005">
                <text:p>28220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01245">
                <text:p>29012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23935">
                <text:p>28239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28137">
                <text:p>27281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40022">
                <text:p>31400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25610">
                <text:p>30256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39147">
                <text:p>27391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51021">
                <text:p>31510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07003">
                <text:p>28070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32176">
                <text:p>29321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76048">
                <text:p>41760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74911">
                <text:p>33749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40581">
                <text:p>29405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74355">
                <text:p>28743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68944">
                <text:p>27689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34066">
                <text:p>27340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52984">
                <text:p>29529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46331">
                <text:p>27463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67528">
                <text:p>27675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57879">
                <text:p>29578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55328">
                <text:p>30553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45142">
                <text:p>27451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92947">
                <text:p>27929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44288">
                <text:p>26442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81402">
                <text:p>27814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83650">
                <text:p>298365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18173">
                <text:p>27181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62981">
                <text:p>31629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34831">
                <text:p>26348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60694">
                <text:p>28606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41574">
                <text:p>30415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763161">
                <text:p>27631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86251">
                <text:p>28862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57062">
                <text:p>25570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60384">
                <text:p>27603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004554">
                <text:p>30045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21796">
                <text:p>29217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29255">
                <text:p>27292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68972">
                <text:p>28689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07283">
                <text:p>30072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94627">
                <text:p>28946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22752">
                <text:p>28227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79155">
                <text:p>28791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45900">
                <text:p>28459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02372">
                <text:p>30023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72844">
                <text:p>29728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80503">
                <text:p>28805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36227">
                <text:p>24362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64507">
                <text:p>29645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95602">
                <text:p>29956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71522">
                <text:p>28715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62611">
                <text:p>28626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74137">
                <text:p>29741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63803">
                <text:p>29638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49086">
                <text:p>28490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32631">
                <text:p>28326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51791">
                <text:p>29517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98307">
                <text:p>27983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81338">
                <text:p>28813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83509">
                <text:p>27835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87689">
                <text:p>29876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97236">
                <text:p>27972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45719">
                <text:p>27457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22362">
                <text:p>27223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952306">
                <text:p>29523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63916">
                <text:p>29639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49056">
                <text:p>28490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75900">
                <text:p>28759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42635">
                <text:p>29426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19187">
                <text:p>36191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56213">
                <text:p>37562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286018">
                <text:p>32860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16488">
                <text:p>30164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12426">
                <text:p>28124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15550">
                <text:p>271555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33689">
                <text:p>31336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82394">
                <text:p>29823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47674">
                <text:p>28476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48795">
                <text:p>28487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64349">
                <text:p>28643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69509">
                <text:p>29695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72070">
                <text:p>28720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81028">
                <text:p>30810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65401">
                <text:p>29654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76554">
                <text:p>36765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53024">
                <text:p>36530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21650">
                <text:p>282165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11102">
                <text:p>28111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87476">
                <text:p>25874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10082">
                <text:p>28100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82868">
                <text:p>2982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